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Pictures/2000000D000000DD000000DDF0FBC139.svm" manifest:media-type=""/>
  <manifest:file-entry manifest:full-path="Object 1/Pictures/2000000D000000DF000000DF1D5E7D36.svm" manifest:media-type=""/>
  <manifest:file-entry manifest:full-path="Object 1/Pictures/2000000D000000DF000000DF9D049252.svm" manifest:media-type=""/>
  <manifest:file-entry manifest:full-path="Object 1/Pictures/2000000D000000DD000000DD0BCC5D00.svm" manifest:media-type="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settings.xml" manifest:media-type="text/xml"/>
  <manifest:file-entry manifest:full-path="Object 3/content.xml" manifest:media-type="text/xml"/>
  <manifest:file-entry manifest:full-path="Object 3/Pictures/2000000D000000DD000000DD0BCC5D00.svm" manifest:media-type="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Pictures/2000000D000000DD000000DD60E35BAE.svm" manifest:media-type=""/>
  <manifest:file-entry manifest:full-path="Object 2/Pictures/2000000D000000DD000000DD0BCC5D00.svm" manifest:media-type="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4/content.xml" manifest:media-type="text/xml"/>
  <manifest:file-entry manifest:full-path="Object 4/Pictures/2000000D000000DF000000DFD0C020AA.svm" manifest:media-type=""/>
  <manifest:file-entry manifest:full-path="Object 4/Pictures/2000000D000000DF000000DF1D5E7D36.svm" manifest:media-type=""/>
  <manifest:file-entry manifest:full-path="Object 4/Pictures/2000000D000000DF000000DF9D049252.svm" manifest:media-type=""/>
  <manifest:file-entry manifest:full-path="Object 4/Pictures/2000000D000000DD000000DD0BCC5D00.svm" manifest:media-type="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5/styles.xml" manifest:media-type="text/xml"/>
  <manifest:file-entry manifest:full-path="Object 5/Pictures/2000000D000000DD000000DD0BCC5D00.svm" manifest:media-type=""/>
  <manifest:file-entry manifest:full-path="Object 5/Pictures/2000000D000000DF000000DF9D049252.svm" manifest:media-type=""/>
  <manifest:file-entry manifest:full-path="Object 5/Pictures/2000000D000000DF000000DFD0C020AA.svm" manifest:media-type=""/>
  <manifest:file-entry manifest:full-path="Object 5/Pictures/2000000D000000DF000000DF1D5E7D36.svm" manifest:media-type=""/>
  <manifest:file-entry manifest:full-path="Object 5/meta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0.4102in"/>
    </style:style>
    <style:style style:name="co2" style:family="table-column">
      <style:table-column-properties fo:break-before="auto" style:column-width="0.6465in"/>
    </style:style>
    <style:style style:name="co3" style:family="table-column">
      <style:table-column-properties fo:break-before="auto" style:column-width="0.2709in"/>
    </style:style>
    <style:style style:name="co4" style:family="table-column">
      <style:table-column-properties fo:break-before="auto" style:column-width="0.4217in"/>
    </style:style>
    <style:style style:name="co5" style:family="table-column">
      <style:table-column-properties fo:break-before="auto" style:column-width="0.4425in"/>
    </style:style>
    <style:style style:name="co6" style:family="table-column">
      <style:table-column-properties fo:break-before="auto" style:column-width="0.539in"/>
    </style:style>
    <style:style style:name="co7" style:family="table-column">
      <style:table-column-properties fo:break-before="auto" style:column-width="1.0646in"/>
    </style:style>
    <style:style style:name="co8" style:family="table-column">
      <style:table-column-properties fo:break-before="auto" style:column-width="0.9898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0.5717in"/>
    </style:style>
    <style:style style:name="co11" style:family="table-column">
      <style:table-column-properties fo:break-before="auto" style:column-width="0.3457in"/>
    </style:style>
    <style:style style:name="co12" style:family="table-column">
      <style:table-column-properties fo:break-before="auto" style:column-width="0.9146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master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84016" calcext:value-type="float">
            <text:p>91.15840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.442801" calcext:value-type="float">
            <text:p>175.442801</text:p>
          </table:table-cell>
          <table:table-cell office:value-type="float" office:value="0.519590436771" calcext:value-type="float">
            <text:p>0.519590436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522002" calcext:value-type="float">
            <text:p>68.1522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.9364014" calcext:value-type="float">
            <text:p>108.9364014</text:p>
          </table:table-cell>
          <table:table-cell office:value-type="float" office:value="0.625614572578" calcext:value-type="float">
            <text:p>0.625614572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4199996" calcext:value-type="float">
            <text:p>55.4199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.6501982" calcext:value-type="float">
            <text:p>73.6501982</text:p>
          </table:table-cell>
          <table:table-cell office:value-type="float" office:value="0.752475905761" calcext:value-type="float">
            <text:p>0.752475905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8738008" calcext:value-type="float">
            <text:p>50.873800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5290006" calcext:value-type="float">
            <text:p>55.5290006</text:p>
          </table:table-cell>
          <table:table-cell office:value-type="float" office:value="0.916166332012" calcext:value-type="float">
            <text:p>0.91616633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140001" calcext:value-type="float">
            <text:p>45.140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5033996" calcext:value-type="float">
            <text:p>46.5033996</text:p>
          </table:table-cell>
          <table:table-cell office:value-type="float" office:value="0.970681743448" calcext:value-type="float">
            <text:p>0.970681743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1038004" calcext:value-type="float">
            <text:p>41.103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178" calcext:value-type="float">
            <text:p>43.4178</text:p>
          </table:table-cell>
          <table:table-cell office:value-type="float" office:value="0.946703895637" calcext:value-type="float">
            <text:p>0.946703895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57602" calcext:value-type="float">
            <text:p>91.2576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.2273988" calcext:value-type="float">
            <text:p>177.2273988</text:p>
          </table:table-cell>
          <table:table-cell office:value-type="float" office:value="0.514918136913" calcext:value-type="float">
            <text:p>0.5149181369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564" calcext:value-type="float">
            <text:p>66.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.6395996" calcext:value-type="float">
            <text:p>111.6395996</text:p>
          </table:table-cell>
          <table:table-cell office:value-type="float" office:value="0.596240045992" calcext:value-type="float">
            <text:p>0.59624004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8601996" calcext:value-type="float">
            <text:p>52.86019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3051988" calcext:value-type="float">
            <text:p>75.3051988</text:p>
          </table:table-cell>
          <table:table-cell office:value-type="float" office:value="0.701946219416" calcext:value-type="float">
            <text:p>0.701946219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3814002" calcext:value-type="float">
            <text:p>47.381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9551986" calcext:value-type="float">
            <text:p>55.9551986</text:p>
          </table:table-cell>
          <table:table-cell office:value-type="float" office:value="0.84677387241" calcext:value-type="float">
            <text:p>0.84677387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1020006" calcext:value-type="float">
            <text:p>44.102000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2862002" calcext:value-type="float">
            <text:p>44.2862002</text:p>
          </table:table-cell>
          <table:table-cell office:value-type="float" office:value="0.99584069983" calcext:value-type="float">
            <text:p>0.995840699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992004" calcext:value-type="float">
            <text:p>43.4992004</text:p>
          </table:table-cell>
          <table:table-cell office:value-type="float" office:value="1.01358184966" calcext:value-type="float">
            <text:p>1.013581849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192" calcext:value-type="float">
            <text:p>92.319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.3568024" calcext:value-type="float">
            <text:p>182.3568024</text:p>
          </table:table-cell>
          <table:table-cell office:value-type="float" office:value="0.506255860955" calcext:value-type="float">
            <text:p>0.50625586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8468018" calcext:value-type="float">
            <text:p>70.84680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5020006" calcext:value-type="float">
            <text:p>109.5020006</text:p>
          </table:table-cell>
          <table:table-cell office:value-type="float" office:value="0.646990935433" calcext:value-type="float">
            <text:p>0.646990935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9881988" calcext:value-type="float">
            <text:p>52.9881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5966004" calcext:value-type="float">
            <text:p>75.5966004</text:p>
          </table:table-cell>
          <table:table-cell office:value-type="float" office:value="0.70093362029" calcext:value-type="float">
            <text:p>0.7009336203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9830002" calcext:value-type="float">
            <text:p>49.9830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.0188004" calcext:value-type="float">
            <text:p>57.0188004</text:p>
          </table:table-cell>
          <table:table-cell office:value-type="float" office:value="0.876605608139" calcext:value-type="float">
            <text:p>0.876605608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8618004" calcext:value-type="float">
            <text:p>42.861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9635994" calcext:value-type="float">
            <text:p>48.9635994</text:p>
          </table:table-cell>
          <table:table-cell office:value-type="float" office:value="0.875380914092" calcext:value-type="float">
            <text:p>0.875380914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7678002" calcext:value-type="float">
            <text:p>40.7678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1964004" calcext:value-type="float">
            <text:p>43.1964004</text:p>
          </table:table-cell>
          <table:table-cell office:value-type="float" office:value="0.943777718108" calcext:value-type="float">
            <text:p>0.943777718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0.6224002" calcext:value-type="float">
            <text:p>970.62240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4.849402" calcext:value-type="float">
            <text:p>804.8494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.7659976" calcext:value-type="float">
            <text:p>492.76599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.1175904" calcext:value-type="float">
            <text:p>321.11759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.6739988" calcext:value-type="float">
            <text:p>297.67399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.2970032" calcext:value-type="float">
            <text:p>303.297003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885199" calcext:value-type="float">
            <text:p>393.885199</text:p>
          </table:table-cell>
          <table:table-cell office:value-type="float" office:value="0.770013709502" calcext:value-type="float">
            <text:p>0.770013709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.2514038" calcext:value-type="float">
            <text:p>582.25140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.691394" calcext:value-type="float">
            <text:p>672.691394</text:p>
          </table:table-cell>
          <table:table-cell office:value-type="float" office:value="0.865555006342" calcext:value-type="float">
            <text:p>0.865555006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.2286378" calcext:value-type="float">
            <text:p>1149.22863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3.4095948" calcext:value-type="float">
            <text:p>1253.4095948</text:p>
          </table:table-cell>
          <table:table-cell office:value-type="float" office:value="0.916881953487" calcext:value-type="float">
            <text:p>0.916881953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9191896" calcext:value-type="float">
            <text:p>2272.919189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3.1773926" calcext:value-type="float">
            <text:p>2383.1773926</text:p>
          </table:table-cell>
          <table:table-cell office:value-type="float" office:value="0.953734789805" calcext:value-type="float">
            <text:p>0.953734789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.326001" calcext:value-type="float">
            <text:p>585.3260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.6589966" calcext:value-type="float">
            <text:p>392.6589966</text:p>
          </table:table-cell>
          <table:table-cell office:value-type="float" office:value="1.49067258376" calcext:value-type="float">
            <text:p>1.490672583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4.0569826" calcext:value-type="float">
            <text:p>1144.05698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3.922803" calcext:value-type="float">
            <text:p>683.922803</text:p>
          </table:table-cell>
          <table:table-cell office:value-type="float" office:value="1.67278672035" calcext:value-type="float">
            <text:p>1.672786720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1.5782226" calcext:value-type="float">
            <text:p>2271.57822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0.9463868" calcext:value-type="float">
            <text:p>1260.9463868</text:p>
          </table:table-cell>
          <table:table-cell office:value-type="float" office:value="1.80148676136" calcext:value-type="float">
            <text:p>1.80148676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95.3702148" calcext:value-type="float">
            <text:p>4495.37021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2.1169432" calcext:value-type="float">
            <text:p>2402.1169432</text:p>
          </table:table-cell>
          <table:table-cell office:value-type="float" office:value="1.87142021854" calcext:value-type="float">
            <text:p>1.871420218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3.4956056" calcext:value-type="float">
            <text:p>1163.495605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7.4530032" calcext:value-type="float">
            <text:p>407.4530032</text:p>
          </table:table-cell>
          <table:table-cell office:value-type="float" office:value="2.85553326755" calcext:value-type="float">
            <text:p>2.855533267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0645998" calcext:value-type="float">
            <text:p>2272.064599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8.0641968" calcext:value-type="float">
            <text:p>718.0641968</text:p>
          </table:table-cell>
          <table:table-cell office:value-type="float" office:value="3.16415246704" calcext:value-type="float">
            <text:p>3.164152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4.1505858" calcext:value-type="float">
            <text:p>4534.15058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9.9127932" calcext:value-type="float">
            <text:p>1339.9127932</text:p>
          </table:table-cell>
          <table:table-cell office:value-type="float" office:value="3.38391469117" calcext:value-type="float">
            <text:p>3.383914691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0.2718748" calcext:value-type="float">
            <text:p>9000.271874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0.9012204" calcext:value-type="float">
            <text:p>2570.9012204</text:p>
          </table:table-cell>
          <table:table-cell office:value-type="float" office:value="3.50082368135" calcext:value-type="float">
            <text:p>3.500823681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.8888184" calcext:value-type="float">
            <text:p>2321.888818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6.6363954" calcext:value-type="float">
            <text:p>416.6363954</text:p>
          </table:table-cell>
          <table:table-cell office:value-type="float" office:value="5.5729380439" calcext:value-type="float">
            <text:p>5.572938043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0.7388672" calcext:value-type="float">
            <text:p>4550.738867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4.6718016" calcext:value-type="float">
            <text:p>734.6718016</text:p>
          </table:table-cell>
          <table:table-cell office:value-type="float" office:value="6.19424735955" calcext:value-type="float">
            <text:p>6.19424735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8.8976562" calcext:value-type="float">
            <text:p>9008.897656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7.141992" calcext:value-type="float">
            <text:p>1357.141992</text:p>
          </table:table-cell>
          <table:table-cell office:value-type="float" office:value="6.63813934673" calcext:value-type="float">
            <text:p>6.63813934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52.1558594" calcext:value-type="float">
            <text:p>17852.1558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.9593748" calcext:value-type="float">
            <text:p>2600.9593748</text:p>
          </table:table-cell>
          <table:table-cell office:value-type="float" office:value="6.86368116025" calcext:value-type="float">
            <text:p>6.863681160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.5822264" calcext:value-type="float">
            <text:p>4640.58222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5.3737916" calcext:value-type="float">
            <text:p>585.3737916</text:p>
          </table:table-cell>
          <table:table-cell office:value-type="float" office:value="7.92755380065" calcext:value-type="float">
            <text:p>7.927553800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5.7113282" calcext:value-type="float">
            <text:p>9115.71132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7.6715822" calcext:value-type="float">
            <text:p>977.6715822</text:p>
          </table:table-cell>
          <table:table-cell office:value-type="float" office:value="9.32389924609" calcext:value-type="float">
            <text:p>9.323899246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9.048828" calcext:value-type="float">
            <text:p>18099.0488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7.6065672" calcext:value-type="float">
            <text:p>1707.6065672</text:p>
          </table:table-cell>
          <table:table-cell office:value-type="float" office:value="10.599074269" calcext:value-type="float">
            <text:p>10.5990742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76.171094" calcext:value-type="float">
            <text:p>35876.1710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24.1401854" calcext:value-type="float">
            <text:p>3224.1401854</text:p>
          </table:table-cell>
          <table:table-cell office:value-type="float" office:value="11.1273607942" calcext:value-type="float">
            <text:p>11.12736079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79.8978514" calcext:value-type="float">
            <text:p>9279.897851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.6244018" calcext:value-type="float">
            <text:p>1024.6244018</text:p>
          </table:table-cell>
          <table:table-cell office:value-type="float" office:value="9.05687765692" calcext:value-type="float">
            <text:p>9.056877656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1.0304688" calcext:value-type="float">
            <text:p>18211.030468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8.1263914" calcext:value-type="float">
            <text:p>1618.1263914</text:p>
          </table:table-cell>
          <table:table-cell office:value-type="float" office:value="11.2543930842" calcext:value-type="float">
            <text:p>11.254393084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13.71875" calcext:value-type="float">
            <text:p>36013.718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07.1131346" calcext:value-type="float">
            <text:p>2907.1131346</text:p>
          </table:table-cell>
          <table:table-cell office:value-type="float" office:value="12.3881380196" calcext:value-type="float">
            <text:p>12.388138019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486.4671876" calcext:value-type="float">
            <text:p>71486.46718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41.2787108" calcext:value-type="float">
            <text:p>5641.2787108</text:p>
          </table:table-cell>
          <table:table-cell office:value-type="float" office:value="12.672032504" calcext:value-type="float">
            <text:p>12.67203250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.864801" calcext:value-type="float">
            <text:p>308.86480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.3419982" calcext:value-type="float">
            <text:p>398.3419982</text:p>
          </table:table-cell>
          <table:table-cell office:value-type="float" office:value="0.775375939257" calcext:value-type="float">
            <text:p>0.7753759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.6578004" calcext:value-type="float">
            <text:p>578.657800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.7407958" calcext:value-type="float">
            <text:p>687.7407958</text:p>
          </table:table-cell>
          <table:table-cell office:value-type="float" office:value="0.841389377995" calcext:value-type="float">
            <text:p>0.841389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.3333986" calcext:value-type="float">
            <text:p>1141.33339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2.3973878" calcext:value-type="float">
            <text:p>1242.3973878</text:p>
          </table:table-cell>
          <table:table-cell office:value-type="float" office:value="0.918654055303" calcext:value-type="float">
            <text:p>0.9186540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.250586" calcext:value-type="float">
            <text:p>2260.2505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1.3914064" calcext:value-type="float">
            <text:p>2381.3914064</text:p>
          </table:table-cell>
          <table:table-cell office:value-type="float" office:value="0.949130235343" calcext:value-type="float">
            <text:p>0.9491302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.5341916" calcext:value-type="float">
            <text:p>595.534191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9.6016054" calcext:value-type="float">
            <text:p>429.6016054</text:p>
          </table:table-cell>
          <table:table-cell office:value-type="float" office:value="1.38624759338" calcext:value-type="float">
            <text:p>1.3862475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6.247412" calcext:value-type="float">
            <text:p>1156.2474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1.504187" calcext:value-type="float">
            <text:p>771.504187</text:p>
          </table:table-cell>
          <table:table-cell office:value-type="float" office:value="1.49869233568" calcext:value-type="float">
            <text:p>1.4986923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8.4021486" calcext:value-type="float">
            <text:p>2268.402148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7.156006" calcext:value-type="float">
            <text:p>1417.156006</text:p>
          </table:table-cell>
          <table:table-cell office:value-type="float" office:value="1.6006721483" calcext:value-type="float">
            <text:p>1.60067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8.3754882" calcext:value-type="float">
            <text:p>4508.375488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5.1412112" calcext:value-type="float">
            <text:p>2725.1412112</text:p>
          </table:table-cell>
          <table:table-cell office:value-type="float" office:value="1.65436399027" calcext:value-type="float">
            <text:p>1.654363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.3677978" calcext:value-type="float">
            <text:p>1189.367797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.387811" calcext:value-type="float">
            <text:p>533.387811</text:p>
          </table:table-cell>
          <table:table-cell office:value-type="float" office:value="2.2298368528" calcext:value-type="float">
            <text:p>2.2298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.0365722" calcext:value-type="float">
            <text:p>2309.036572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0.568579" calcext:value-type="float">
            <text:p>970.568579</text:p>
          </table:table-cell>
          <table:table-cell office:value-type="float" office:value="2.37905555791" calcext:value-type="float">
            <text:p>2.379055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7.862207" calcext:value-type="float">
            <text:p>4527.862207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8.4869628" calcext:value-type="float">
            <text:p>1848.4869628</text:p>
          </table:table-cell>
          <table:table-cell office:value-type="float" office:value="2.44949642498" calcext:value-type="float">
            <text:p>2.449496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86.9011718" calcext:value-type="float">
            <text:p>8986.901171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82.439209" calcext:value-type="float">
            <text:p>3582.439209</text:p>
          </table:table-cell>
          <table:table-cell office:value-type="float" office:value="2.5085983732" calcext:value-type="float">
            <text:p>2.5085983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6.0485838" calcext:value-type="float">
            <text:p>2366.048583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.755005" calcext:value-type="float">
            <text:p>683.755005</text:p>
          </table:table-cell>
          <table:table-cell office:value-type="float" office:value="3.46037479287" calcext:value-type="float">
            <text:p>3.4603747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8.6536136" calcext:value-type="float">
            <text:p>4598.653613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5.1659912" calcext:value-type="float">
            <text:p>1285.1659912</text:p>
          </table:table-cell>
          <table:table-cell office:value-type="float" office:value="3.57825654047" calcext:value-type="float">
            <text:p>3.5782565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2.758594" calcext:value-type="float">
            <text:p>9042.75859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5.7083496" calcext:value-type="float">
            <text:p>2465.7083496</text:p>
          </table:table-cell>
          <table:table-cell office:value-type="float" office:value="3.66740802718" calcext:value-type="float">
            <text:p>3.6674080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98.1828126" calcext:value-type="float">
            <text:p>17998.182812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38.2277342" calcext:value-type="float">
            <text:p>4838.2277342</text:p>
          </table:table-cell>
          <table:table-cell office:value-type="float" office:value="3.71999496538" calcext:value-type="float">
            <text:p>3.719994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1.4731444" calcext:value-type="float">
            <text:p>4711.473144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7.0356078" calcext:value-type="float">
            <text:p>717.0356078</text:p>
          </table:table-cell>
          <table:table-cell office:value-type="float" office:value="6.57076593289" calcext:value-type="float">
            <text:p>6.5707659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.647461" calcext:value-type="float">
            <text:p>9212.647461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3.0472166" calcext:value-type="float">
            <text:p>1293.0472166</text:p>
          </table:table-cell>
          <table:table-cell office:value-type="float" office:value="7.12475719582" calcext:value-type="float">
            <text:p>7.124757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64.2347658" calcext:value-type="float">
            <text:p>18164.234765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7.4930176" calcext:value-type="float">
            <text:p>2477.4930176</text:p>
          </table:table-cell>
          <table:table-cell office:value-type="float" office:value="7.33169968059" calcext:value-type="float">
            <text:p>7.3316996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18.2734376" calcext:value-type="float">
            <text:p>36218.2734376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0.0060546" calcext:value-type="float">
            <text:p>4850.0060546</text:p>
          </table:table-cell>
          <table:table-cell office:value-type="float" office:value="7.46767592243" calcext:value-type="float">
            <text:p>7.4676759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8.3945312" calcext:value-type="float">
            <text:p>9448.394531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7.3140138" calcext:value-type="float">
            <text:p>1467.3140138</text:p>
          </table:table-cell>
          <table:table-cell office:value-type="float" office:value="6.43924507116" calcext:value-type="float">
            <text:p>6.4392450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0.1351564" calcext:value-type="float">
            <text:p>18440.1351564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.0914062" calcext:value-type="float">
            <text:p>2729.0914062</text:p>
          </table:table-cell>
          <table:table-cell office:value-type="float" office:value="6.75687707437" calcext:value-type="float">
            <text:p>6.7568770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82.209375" calcext:value-type="float">
            <text:p>36282.209375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93.2333984" calcext:value-type="float">
            <text:p>5593.2333984</text:p>
          </table:table-cell>
          <table:table-cell office:value-type="float" office:value="6.48680410608" calcext:value-type="float">
            <text:p>6.4868041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02.6437502" calcext:value-type="float">
            <text:p>72002.643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21.9337888" calcext:value-type="float">
            <text:p>10721.9337888</text:p>
          </table:table-cell>
          <table:table-cell office:value-type="float" office:value="6.71545312334" calcext:value-type="float">
            <text:p>6.7154531233</text:p>
          </table:table-cell>
        </table:table-row>
        <table:table-row table:style-name="ro1" table:number-rows-repeated="1048437">
          <table:table-cell table:number-columns-repeated="8"/>
        </table:table-row>
        <table:table-row table:style-name="ro1">
          <table:table-cell table:number-columns-repeated="8"/>
        </table:table-row>
      </table:table>
      <table:table table:name="exp_1" table:style-name="ta1">
        <table:shapes>
          <draw:frame draw:z-index="0" draw:style-name="gr1" draw:text-style-name="P1" svg:width="10in" svg:height="7in" svg:x="9.9858in" svg:y="0.0079in">
            <draw:object draw:notify-on-update-of-ranges="exp_1.D20:exp_1.D25 exp_1.C20:exp_1.C20 exp_1.H20:exp_1.H25 exp_1.D26:exp_1.D31 exp_1.C26:exp_1.C26 exp_1.H26:exp_1.H31 exp_1.D32:exp_1.D37 exp_1.C32:exp_1.C32 exp_1.H32:exp_1.H37 exp_1.D44:exp_1.D51 exp_1.C44:exp_1.C44 exp_1.H44:exp_1.H51"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10in" svg:height="7in" svg:x="8.7331in" svg:y="0.789in">
            <draw:object draw:notify-on-update-of-ranges="exp_1.D20:exp_1.D37 exp_1.I20:exp_1.I37"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Default"/>
        <table:table-column table:style-name="co10" table:default-cell-style-name="Default"/>
        <table:table-column table:style-name="co3" table:default-cell-style-name="Default"/>
        <table:table-column table:style-name="co11" table:default-cell-style-name="Default"/>
        <table:table-column table:style-name="co5" table:default-cell-style-name="Default"/>
        <table:table-column table:style-name="co6" table:default-cell-style-name="Default"/>
        <table:table-column table:style-name="co12" table:default-cell-style-name="Default"/>
        <table:table-column table:style-name="co8" table:default-cell-style-name="Default"/>
        <table:table-column table:style-name="co9" table:number-columns-repeated="4" table:default-cell-style-name="Default"/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T / TIME</text:p>
          </table:table-cell>
          <table:table-cell table:number-columns-repeated="3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1584016" calcext:value-type="float">
            <text:p>91.158401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8.1522002" calcext:value-type="float">
            <text:p>68.1522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5.4199996" calcext:value-type="float">
            <text:p>55.41999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0.8738008" calcext:value-type="float">
            <text:p>50.873800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.140001" calcext:value-type="float">
            <text:p>45.140001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1.1038004" calcext:value-type="float">
            <text:p>41.1038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.257602" calcext:value-type="float">
            <text:p>91.2576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66.564" calcext:value-type="float">
            <text:p>66.56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8601996" calcext:value-type="float">
            <text:p>52.860199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7.3814002" calcext:value-type="float">
            <text:p>47.3814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1020006" calcext:value-type="float">
            <text:p>44.1020006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.09" calcext:value-type="float">
            <text:p>44.09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.3192" calcext:value-type="float">
            <text:p>92.319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0.8468018" calcext:value-type="float">
            <text:p>70.846801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2.9881988" calcext:value-type="float">
            <text:p>52.98819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9.9830002" calcext:value-type="float">
            <text:p>49.9830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2.8618004" calcext:value-type="float">
            <text:p>42.8618004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visibility="collapse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0.7678002" calcext:value-type="float">
            <text:p>40.7678002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71088" calcext:value-type="float">
            <text:p>671088</text:p>
          </table:table-cell>
          <table:table-cell office:value-type="float" office:value="1" calcext:value-type="float">
            <text:p>1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5.442801" calcext:value-type="float">
            <text:p>175.442801</text:p>
          </table:table-cell>
          <table:table-cell office:value-type="float" office:value="0.519590436771" calcext:value-type="float">
            <text:p>0.5195904368</text:p>
          </table:table-cell>
          <table:table-cell table:formula="of:= [.B20] * [.C20] / [.G20]" office:value-type="float" office:value="3825.10992856298" calcext:value-type="float">
            <text:p>3825.109928563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335544" calcext:value-type="float">
            <text:p>335544</text:p>
          </table:table-cell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8.9364014" calcext:value-type="float">
            <text:p>108.9364014</text:p>
          </table:table-cell>
          <table:table-cell office:value-type="float" office:value="0.625614572578" calcext:value-type="float">
            <text:p>0.6256145726</text:p>
          </table:table-cell>
          <table:table-cell table:formula="of:= [.B21] * [.C21] / [.G21]" office:value-type="float" office:value="3080.18252565483" calcext:value-type="float">
            <text:p>3080.182525654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67772" calcext:value-type="float">
            <text:p>167772</text:p>
          </table:table-cell>
          <table:table-cell office:value-type="float" office:value="1" calcext:value-type="float">
            <text:p>1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3.6501982" calcext:value-type="float">
            <text:p>73.6501982</text:p>
          </table:table-cell>
          <table:table-cell office:value-type="float" office:value="0.752475905761" calcext:value-type="float">
            <text:p>0.7524759058</text:p>
          </table:table-cell>
          <table:table-cell table:formula="of:= [.B22] * [.C22] / [.G22]" office:value-type="float" office:value="2277.95720989655" calcext:value-type="float">
            <text:p>2277.95720989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5290006" calcext:value-type="float">
            <text:p>55.5290006</text:p>
          </table:table-cell>
          <table:table-cell office:value-type="float" office:value="0.916166332012" calcext:value-type="float">
            <text:p>0.916166332</text:p>
          </table:table-cell>
          <table:table-cell table:formula="of:= [.B23] * [.C23] / [.G23]" office:value-type="float" office:value="1510.67008398491" calcext:value-type="float">
            <text:p>1510.670083984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" calcext:value-type="float">
            <text:p>1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6.5033996" calcext:value-type="float">
            <text:p>46.5033996</text:p>
          </table:table-cell>
          <table:table-cell office:value-type="float" office:value="0.970681743448" calcext:value-type="float">
            <text:p>0.9706817434</text:p>
          </table:table-cell>
          <table:table-cell table:formula="of:= [.B24] * [.C24] / [.G24]" office:value-type="float" office:value="901.934059891828" calcext:value-type="float">
            <text:p>901.93405989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" calcext:value-type="float">
            <text:p>1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178" calcext:value-type="float">
            <text:p>43.4178</text:p>
          </table:table-cell>
          <table:table-cell office:value-type="float" office:value="0.946703895637" calcext:value-type="float">
            <text:p>0.9467038956</text:p>
          </table:table-cell>
          <table:table-cell table:formula="of:= [.B25] * [.C25] / [.G25]" office:value-type="float" office:value="483.004666288941" calcext:value-type="float">
            <text:p>483.004666288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83886" calcext:value-type="float">
            <text:p>83886</text:p>
          </table:table-cell>
          <table:table-cell office:value-type="float" office:value="8" calcext:value-type="float">
            <text:p>8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77.2273988" calcext:value-type="float">
            <text:p>177.2273988</text:p>
          </table:table-cell>
          <table:table-cell office:value-type="float" office:value="0.514918136913" calcext:value-type="float">
            <text:p>0.5149181369</text:p>
          </table:table-cell>
          <table:table-cell table:formula="of:= [.B26] * [.C26] / [.G26]" office:value-type="float" office:value="3786.59284367943" calcext:value-type="float">
            <text:p>3786.592843679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11.6395996" calcext:value-type="float">
            <text:p>111.6395996</text:p>
          </table:table-cell>
          <table:table-cell office:value-type="float" office:value="0.596240045992" calcext:value-type="float">
            <text:p>0.596240046</text:p>
          </table:table-cell>
          <table:table-cell table:formula="of:= [.B27] * [.C27] / [.G27]" office:value-type="float" office:value="3005.60017415182" calcext:value-type="float">
            <text:p>3005.600174151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8" calcext:value-type="float">
            <text:p>8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3051988" calcext:value-type="float">
            <text:p>75.3051988</text:p>
          </table:table-cell>
          <table:table-cell office:value-type="float" office:value="0.701946219416" calcext:value-type="float">
            <text:p>0.7019462194</text:p>
          </table:table-cell>
          <table:table-cell table:formula="of:= [.B28] * [.C28] / [.G28]" office:value-type="float" office:value="2227.8408751774" calcext:value-type="float">
            <text:p>2227.8408751774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8" calcext:value-type="float">
            <text:p>8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5.9551986" calcext:value-type="float">
            <text:p>55.9551986</text:p>
          </table:table-cell>
          <table:table-cell office:value-type="float" office:value="0.84677387241" calcext:value-type="float">
            <text:p>0.8467738724</text:p>
          </table:table-cell>
          <table:table-cell table:formula="of:= [.B29] * [.C29] / [.G29]" office:value-type="float" office:value="1499.05642547393" calcext:value-type="float">
            <text:p>1499.056425473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8" calcext:value-type="float">
            <text:p>8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4.2862002" calcext:value-type="float">
            <text:p>44.2862002</text:p>
          </table:table-cell>
          <table:table-cell office:value-type="float" office:value="0.99584069983" calcext:value-type="float">
            <text:p>0.9958406998</text:p>
          </table:table-cell>
          <table:table-cell table:formula="of:= [.B30] * [.C30] / [.G30]" office:value-type="float" office:value="946.931545506584" calcext:value-type="float">
            <text:p>946.9315455066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8" calcext:value-type="float">
            <text:p>8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4992004" calcext:value-type="float">
            <text:p>43.4992004</text:p>
          </table:table-cell>
          <table:table-cell office:value-type="float" office:value="1.01358184966" calcext:value-type="float">
            <text:p>1.0135818497</text:p>
          </table:table-cell>
          <table:table-cell table:formula="of:= [.B31] * [.C31] / [.G31]" office:value-type="float" office:value="482.031849026816" calcext:value-type="float">
            <text:p>482.031849026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41943" calcext:value-type="float">
            <text:p>41943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82.3568024" calcext:value-type="float">
            <text:p>182.3568024</text:p>
          </table:table-cell>
          <table:table-cell office:value-type="float" office:value="0.506255860955" calcext:value-type="float">
            <text:p>0.506255861</text:p>
          </table:table-cell>
          <table:table-cell table:formula="of:= [.B32] * [.C32] / [.G32]" office:value-type="float" office:value="3680.08207628014" calcext:value-type="float">
            <text:p>3680.082076280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0971" calcext:value-type="float">
            <text:p>20971</text:p>
          </table:table-cell>
          <table:table-cell office:value-type="float" office:value="16" calcext:value-type="float">
            <text:p>16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09.5020006" calcext:value-type="float">
            <text:p>109.5020006</text:p>
          </table:table-cell>
          <table:table-cell office:value-type="float" office:value="0.646990935433" calcext:value-type="float">
            <text:p>0.6469909354</text:p>
          </table:table-cell>
          <table:table-cell table:formula="of:= [.B33] * [.C33] / [.G33]" office:value-type="float" office:value="3064.19972385418" calcext:value-type="float">
            <text:p>3064.199723854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0485" calcext:value-type="float">
            <text:p>10485</text:p>
          </table:table-cell>
          <table:table-cell office:value-type="float" office:value="16" calcext:value-type="float">
            <text:p>16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75.5966004" calcext:value-type="float">
            <text:p>75.5966004</text:p>
          </table:table-cell>
          <table:table-cell office:value-type="float" office:value="0.70093362029" calcext:value-type="float">
            <text:p>0.7009336203</text:p>
          </table:table-cell>
          <table:table-cell table:formula="of:= [.B34] * [.C34] / [.G34]" office:value-type="float" office:value="2219.14741023196" calcext:value-type="float">
            <text:p>2219.147410232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242" calcext:value-type="float">
            <text:p>5242</text:p>
          </table:table-cell>
          <table:table-cell office:value-type="float" office:value="16" calcext:value-type="float">
            <text:p>16</text:p>
          </table:table-cell>
          <table:table-cell office:value-type="float" office:value="200" calcext:value-type="float">
            <text:p>2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57.0188004" calcext:value-type="float">
            <text:p>57.0188004</text:p>
          </table:table-cell>
          <table:table-cell office:value-type="float" office:value="0.876605608139" calcext:value-type="float">
            <text:p>0.8766056081</text:p>
          </table:table-cell>
          <table:table-cell table:formula="of:= [.B35] * [.C35] / [.G35]" office:value-type="float" office:value="1470.95342959899" calcext:value-type="float">
            <text:p>1470.953429599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621" calcext:value-type="float">
            <text:p>2621</text:p>
          </table:table-cell>
          <table:table-cell office:value-type="float" office:value="16" calcext:value-type="float">
            <text:p>16</text:p>
          </table:table-cell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8.9635994" calcext:value-type="float">
            <text:p>48.9635994</text:p>
          </table:table-cell>
          <table:table-cell office:value-type="float" office:value="0.875380914092" calcext:value-type="float">
            <text:p>0.8753809141</text:p>
          </table:table-cell>
          <table:table-cell table:formula="of:= [.B36] * [.C36] / [.G36]" office:value-type="float" office:value="856.472982253833" calcext:value-type="float">
            <text:p>856.4729822538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310" calcext:value-type="float">
            <text:p>1310</text:p>
          </table:table-cell>
          <table:table-cell office:value-type="float" office:value="16" calcext:value-type="float">
            <text:p>16</text:p>
          </table:table-cell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43.1964004" calcext:value-type="float">
            <text:p>43.1964004</text:p>
          </table:table-cell>
          <table:table-cell office:value-type="float" office:value="0.943777718108" calcext:value-type="float">
            <text:p>0.9437777181</text:p>
          </table:table-cell>
          <table:table-cell table:formula="of:= [.B37] * [.C37] / [.G37]" office:value-type="float" office:value="485.225616160369" calcext:value-type="float">
            <text:p>485.2256161604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 ([.H20] + [.H26] + [.H32]) / 3" office:value-type="float" office:value="0.513588144879667" calcext:value-type="float">
            <text:p>0.5135881449</text:p>
          </table:table-cell>
          <table:table-cell table:formula="of:= [.B38] * [.C38] / [.G38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 ([.H21] + [.H27] + [.H33]) / 3" office:value-type="float" office:value="0.622948518001" calcext:value-type="float">
            <text:p>0.622948518</text:p>
          </table:table-cell>
          <table:table-cell table:formula="of:= [.B39] * [.C39] / [.G39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 ([.H22] + [.H28] + [.H34]) / 3" office:value-type="float" office:value="0.718451915155667" calcext:value-type="float">
            <text:p>0.7184519152</text:p>
          </table:table-cell>
          <table:table-cell table:formula="of:= [.B40] * [.C40] / [.G40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 ([.H23] + [.H29] + [.H35]) / 3" office:value-type="float" office:value="0.879848604187" calcext:value-type="float">
            <text:p>0.8798486042</text:p>
          </table:table-cell>
          <table:table-cell table:formula="of:= [.B41] * [.C41] / [.G41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 ([.H24] + [.H30] + [.H36]) / 3" office:value-type="float" office:value="0.947301119123333" calcext:value-type="float">
            <text:p>0.9473011191</text:p>
          </table:table-cell>
          <table:table-cell table:formula="of:= [.B42] * [.C42] / [.G42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avg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formula="of:= ([.H25] + [.H31] + [.H37]) / 3" office:value-type="float" office:value="0.968021154468333" calcext:value-type="float">
            <text:p>0.9680211545</text:p>
          </table:table-cell>
          <table:table-cell table:formula="of:= [.B43] * [.C43] / [.G43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" calcext:value-type="float">
            <text:p>10</text:p>
          </table:table-cell>
          <table:table-cell table:number-columns-repeated="3"/>
          <table:table-cell table:formula="of:= 0.1404 * LN([.D44]) + 0.0797" office:value-type="float" office:value="0.402982947056364" calcext:value-type="float">
            <text:p>0.4029829471</text:p>
          </table:table-cell>
          <table:table-cell table:formula="of:= [.B44] * [.C44] / [.G44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25" calcext:value-type="float">
            <text:p>25</text:p>
          </table:table-cell>
          <table:table-cell table:number-columns-repeated="3"/>
          <table:table-cell table:formula="of:= 0.1404 * LN([.D45]) + 0.0797" office:value-type="float" office:value="0.531630165811495" calcext:value-type="float">
            <text:p>0.5316301658</text:p>
          </table:table-cell>
          <table:table-cell table:formula="of:= [.B45] * [.C45] / [.G45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50" calcext:value-type="float">
            <text:p>50</text:p>
          </table:table-cell>
          <table:table-cell table:number-columns-repeated="3"/>
          <table:table-cell table:formula="of:= 0.1404 * LN([.D46]) + 0.0797" office:value-type="float" office:value="0.628948029962112" calcext:value-type="float">
            <text:p>0.62894803</text:p>
          </table:table-cell>
          <table:table-cell table:formula="of:= [.B46] * [.C46] / [.G46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0" calcext:value-type="float">
            <text:p>100</text:p>
          </table:table-cell>
          <table:table-cell table:number-columns-repeated="3"/>
          <table:table-cell table:formula="of:= 0.1404 * LN([.D47]) + 0.0797" office:value-type="float" office:value="0.726265894112728" calcext:value-type="float">
            <text:p>0.7262658941</text:p>
          </table:table-cell>
          <table:table-cell table:formula="of:= [.B47] * [.C47] / [.G47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200" calcext:value-type="float">
            <text:p>200</text:p>
          </table:table-cell>
          <table:table-cell table:number-columns-repeated="3"/>
          <table:table-cell table:formula="of:= 0.1404 * LN([.D48]) + 0.0797" office:value-type="float" office:value="0.823583758263344" calcext:value-type="float">
            <text:p>0.8235837583</text:p>
          </table:table-cell>
          <table:table-cell table:formula="of:= [.B48] * [.C48] / [.G48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400" calcext:value-type="float">
            <text:p>400</text:p>
          </table:table-cell>
          <table:table-cell table:number-columns-repeated="3"/>
          <table:table-cell table:formula="of:= 0.1404 * LN([.D49]) + 0.0797" office:value-type="float" office:value="0.920901622413961" calcext:value-type="float">
            <text:p>0.9209016224</text:p>
          </table:table-cell>
          <table:table-cell table:formula="of:= [.B49] * [.C49] / [.G49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800" calcext:value-type="float">
            <text:p>800</text:p>
          </table:table-cell>
          <table:table-cell table:number-columns-repeated="3"/>
          <table:table-cell table:formula="of:= 0.1404 * LN([.D50]) + 0.0797" office:value-type="float" office:value="1.01821948656458" calcext:value-type="float">
            <text:p>1.0182194866</text:p>
          </table:table-cell>
          <table:table-cell table:formula="of:= [.B50] * [.C50] / [.G50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>
          <table:table-cell table:number-columns-repeated="2"/>
          <table:table-cell office:value-type="string" calcext:value-type="string">
            <text:p>fit</text:p>
          </table:table-cell>
          <table:table-cell office:value-type="float" office:value="1000" calcext:value-type="float">
            <text:p>1000</text:p>
          </table:table-cell>
          <table:table-cell table:number-columns-repeated="3"/>
          <table:table-cell table:formula="of:= 0.1404 * LN([.D51]) + 0.0797" office:value-type="float" office:value="1.04954884116909" calcext:value-type="float">
            <text:p>1.0495488412</text:p>
          </table:table-cell>
          <table:table-cell table:formula="of:= [.B51] * [.C51] / [.G51]" office:value-type="string" office:string-value="#VALUE!" calcext:value-type="error">
            <text:p>#VALUE!</text:p>
          </table:table-cell>
          <table:table-cell table:number-columns-repeated="3"/>
        </table:table-row>
        <table:table-row table:style-name="ro1" table:number-rows-repeated="15">
          <table:table-cell table:number-columns-repeated="12"/>
        </table:table-row>
        <table:table-row table:style-name="ro1">
          <table:table-cell table:number-columns-repeated="11"/>
          <table:table-cell table:style-name="ce1"/>
        </table:table-row>
        <table:table-row table:style-name="ro1" table:number-rows-repeated="1048508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exp_2" table:style-name="ta1">
        <table:shapes>
          <draw:frame draw:z-index="0" draw:style-name="gr1" draw:text-style-name="P1" svg:width="10in" svg:height="7in" svg:x="7.0783in" svg:y="0.7142in">
            <draw:object draw:notify-on-update-of-ranges="exp_2.C2:exp_2.C6 exp_2.J1:exp_2.J1 exp_2.J2:exp_2.J6 exp_2.C7:exp_2.C12 exp_2.J7:exp_2.J12"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9" table:number-columns-repeated="3" table:default-cell-style-name="Default"/>
        <table:table-column table:style-name="co9" table:visibility="collapse" table:number-columns-repeated="6" table:default-cell-style-name="Default"/>
        <table:table-column table:style-name="co9" table:default-cell-style-name="Default"/>
        <table:table-row table:style-name="ro2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nT</text:p>
          </table:table-cell>
          <table:table-cell office:value-type="string" calcext:value-type="string">
            <text:p>nT / TIM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048576" calcext:value-type="float">
            <text:p>1048576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0.6224002" calcext:value-type="float">
            <text:p>970.6224002</text:p>
          </table:table-cell>
          <table:table-cell office:value-type="float" office:value="1" calcext:value-type="float">
            <text:p>1</text:p>
          </table:table-cell>
          <table:table-cell table:formula="of:= [.B2] * [.C2]" office:value-type="float" office:value="1048576" calcext:value-type="float">
            <text:p>1048576</text:p>
          </table:table-cell>
          <table:table-cell table:formula="of:= [.I2] / [.G2]" office:value-type="float" office:value="1080.31300306271" calcext:value-type="float">
            <text:p>1080.313003062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24288" calcext:value-type="float">
            <text:p>524288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804.849402" calcext:value-type="float">
            <text:p>804.849402</text:p>
          </table:table-cell>
          <table:table-cell office:value-type="float" office:value="1" calcext:value-type="float">
            <text:p>1</text:p>
          </table:table-cell>
          <table:table-cell table:formula="of:= [.B3] * [.C3]" office:value-type="float" office:value="1048576" calcext:value-type="float">
            <text:p>1048576</text:p>
          </table:table-cell>
          <table:table-cell table:formula="of:= [.I3] / [.G3]" office:value-type="float" office:value="1302.82261177601" calcext:value-type="float">
            <text:p>1302.82261177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62144" calcext:value-type="float">
            <text:p>262144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92.7659976" calcext:value-type="float">
            <text:p>492.7659976</text:p>
          </table:table-cell>
          <table:table-cell office:value-type="float" office:value="1" calcext:value-type="float">
            <text:p>1</text:p>
          </table:table-cell>
          <table:table-cell table:formula="of:= [.B4] * [.C4]" office:value-type="float" office:value="1048576" calcext:value-type="float">
            <text:p>1048576</text:p>
          </table:table-cell>
          <table:table-cell table:formula="of:= [.I4] / [.G4]" office:value-type="float" office:value="2127.93903213098" calcext:value-type="float">
            <text:p>2127.93903213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1.1175904" calcext:value-type="float">
            <text:p>321.1175904</text:p>
          </table:table-cell>
          <table:table-cell office:value-type="float" office:value="1" calcext:value-type="float">
            <text:p>1</text:p>
          </table:table-cell>
          <table:table-cell table:formula="of:= [.B5] * [.C5]" office:value-type="float" office:value="1048576" calcext:value-type="float">
            <text:p>1048576</text:p>
          </table:table-cell>
          <table:table-cell table:formula="of:= [.I5] / [.G5]" office:value-type="float" office:value="3265.39570346751" calcext:value-type="float">
            <text:p>3265.395703467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536" calcext:value-type="float">
            <text:p>65536</text:p>
          </table:table-cell>
          <table:table-cell office:value-type="float" office:value="16" calcext:value-type="float">
            <text:p>1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7.6739988" calcext:value-type="float">
            <text:p>297.6739988</text:p>
          </table:table-cell>
          <table:table-cell office:value-type="float" office:value="1" calcext:value-type="float">
            <text:p>1</text:p>
          </table:table-cell>
          <table:table-cell table:formula="of:= [.B6] * [.C6]" office:value-type="float" office:value="1048576" calcext:value-type="float">
            <text:p>1048576</text:p>
          </table:table-cell>
          <table:table-cell table:formula="of:= [.I6] / [.G6]" office:value-type="float" office:value="3522.56496780733" calcext:value-type="float">
            <text:p>3522.5649678073</text:p>
          </table:table-cell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table:formula="of:= 987.8244 * LN([.C7]) + 890.3917" office:value-type="float" office:value="890.3917" calcext:value-type="float">
            <text:p>890.3917</text:p>
          </table:table-cell>
        </table:table-row>
        <table:table-row table:style-name="ro1"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  <table:table-cell table:formula="of:= 987.8244 * LN([.C8]) + 890.3917" office:value-type="float" office:value="1575.09939774832" calcext:value-type="float">
            <text:p>1575.0993977483</text:p>
          </table:table-cell>
        </table:table-row>
        <table:table-row table:style-name="ro1"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6"/>
          <table:table-cell table:formula="of:= 987.8244 * LN([.C9]) + 890.3917" office:value-type="float" office:value="2259.80709549664" calcext:value-type="float">
            <text:p>2259.8070954966</text:p>
          </table:table-cell>
        </table:table-row>
        <table:table-row table:style-name="ro1"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6"/>
          <table:table-cell table:formula="of:= 987.8244 * LN([.C10]) + 890.3917" office:value-type="float" office:value="2944.51479324496" calcext:value-type="float">
            <text:p>2944.514793245</text:p>
          </table:table-cell>
        </table:table-row>
        <table:table-row table:style-name="ro1">
          <table:table-cell table:number-columns-repeated="2"/>
          <table:table-cell office:value-type="float" office:value="16" calcext:value-type="float">
            <text:p>16</text:p>
          </table:table-cell>
          <table:table-cell table:number-columns-repeated="6"/>
          <table:table-cell table:formula="of:= 987.8244 * LN([.C11]) + 890.3917" office:value-type="float" office:value="3629.22249099328" calcext:value-type="float">
            <text:p>3629.2224909933</text:p>
          </table:table-cell>
        </table:table-row>
        <table:table-row table:style-name="ro1">
          <table:table-cell table:number-columns-repeated="2"/>
          <table:table-cell office:value-type="float" office:value="32" calcext:value-type="float">
            <text:p>32</text:p>
          </table:table-cell>
          <table:table-cell table:number-columns-repeated="6"/>
          <table:table-cell table:formula="of:= 987.8244 * LN([.C12]) + 890.3917" office:value-type="float" office:value="4313.9301887416" calcext:value-type="float">
            <text:p>4313.9301887416</text:p>
          </table:table-cell>
        </table:table-row>
        <table:table-row table:style-name="ro1" table:number-rows-repeated="1048563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exp_4" table:style-name="ta1">
        <table:shapes>
          <draw:frame draw:z-index="0" draw:style-name="gr1" draw:text-style-name="P1" svg:width="10in" svg:height="7in" svg:x="3.3244in" svg:y="1.313in">
            <draw:object draw:notify-on-update-of-ranges="exp_4.C26:exp_4.C31 exp_4.D26:exp_4.D26 exp_4.H26:exp_4.H31 exp_4.C32:exp_4.C37 exp_4.D32:exp_4.D32 exp_4.H32:exp_4.H37 exp_4.C38:exp_4.C43 exp_4.D38:exp_4.D38 exp_4.H38:exp_4.H43 exp_4.C44:exp_4.C49 exp_4.D44:exp_4.D44 exp_4.H44:exp_4.H49 exp_4.M26:exp_4.M26 exp_4.L26:exp_4.L31 exp_4.C26:exp_4.C31 exp_4.M44:exp_4.M44 exp_4.L44:exp_4.L49 exp_4.C44:exp_4.C49"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5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  <table:table-cell office:value-type="string" calcext:value-type="string">
            <text:p>WR(W) * T</text:p>
          </table:table-cell>
          <table:table-cell office:value-type="string" calcext:value-type="string">
            <text:p>DR(n) * T</text:p>
          </table:table-cell>
          <table:table-cell office:value-type="string" calcext:value-type="string">
            <text:p>MAX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03.2970032" calcext:value-type="float">
            <text:p>303.297003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5.326001" calcext:value-type="float">
            <text:p>585.326001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63.4956056" calcext:value-type="float">
            <text:p>1163.495605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321.8888184" calcext:value-type="float">
            <text:p>2321.888818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640.5822264" calcext:value-type="float">
            <text:p>4640.582226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279.8978514" calcext:value-type="float">
            <text:p>9279.897851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582.2514038" calcext:value-type="float">
            <text:p>582.251403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4.0569826" calcext:value-type="float">
            <text:p>1144.05698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0645998" calcext:value-type="float">
            <text:p>2272.064599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50.7388672" calcext:value-type="float">
            <text:p>4550.738867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115.7113282" calcext:value-type="float">
            <text:p>9115.711328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211.0304688" calcext:value-type="float">
            <text:p>18211.030468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149.2286378" calcext:value-type="float">
            <text:p>1149.228637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1.5782226" calcext:value-type="float">
            <text:p>2271.578222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534.1505858" calcext:value-type="float">
            <text:p>4534.150585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8.8976562" calcext:value-type="float">
            <text:p>9008.897656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8099.048828" calcext:value-type="float">
            <text:p>18099.04882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6013.71875" calcext:value-type="float">
            <text:p>36013.71875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272.9191896" calcext:value-type="float">
            <text:p>2272.919189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495.3702148" calcext:value-type="float">
            <text:p>4495.37021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9000.2718748" calcext:value-type="float">
            <text:p>9000.2718748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17852.1558594" calcext:value-type="float">
            <text:p>17852.15585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5876.171094" calcext:value-type="float">
            <text:p>35876.171094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71486.4671876" calcext:value-type="float">
            <text:p>71486.4671876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3.885199" calcext:value-type="float">
            <text:p>393.885199</text:p>
          </table:table-cell>
          <table:table-cell office:value-type="float" office:value="0.770013709502" calcext:value-type="float">
            <text:p>0.7700137095</text:p>
          </table:table-cell>
          <table:table-cell table:formula="of:= (0.1404 * LN([.D26]) + 0.0797)" office:value-type="float" office:value="1.04954884116909" calcext:value-type="float">
            <text:p>1.0495488412</text:p>
          </table:table-cell>
          <table:table-cell table:formula="of:= (987.8244 * LN([.C26]) + 890.3917)" office:value-type="float" office:value="890.3917" calcext:value-type="float">
            <text:p>890.3917</text:p>
          </table:table-cell>
          <table:table-cell table:formula="of:= MAX([.I26]; [.J26])" office:value-type="float" office:value="890.3917" calcext:value-type="float">
            <text:p>890.3917</text:p>
          </table:table-cell>
          <table:table-cell table:formula="of:= [.G2] / [.K26]" office:value-type="float" office:value="0.340633232767107" calcext:value-type="float">
            <text:p>0.3406332328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92.6589966" calcext:value-type="float">
            <text:p>392.6589966</text:p>
          </table:table-cell>
          <table:table-cell office:value-type="float" office:value="1.49067258376" calcext:value-type="float">
            <text:p>1.4906725838</text:p>
          </table:table-cell>
          <table:table-cell table:formula="of:= (0.1404 * LN([.D27]) + 0.0797)" office:value-type="float" office:value="1.04954884116909" calcext:value-type="float">
            <text:p>1.0495488412</text:p>
          </table:table-cell>
          <table:table-cell table:formula="of:= (987.8244 * LN([.C27]) + 890.3917)" office:value-type="float" office:value="1575.09939774832" calcext:value-type="float">
            <text:p>1575.0993977483</text:p>
          </table:table-cell>
          <table:table-cell table:formula="of:= MAX([.I27]; [.J27])" office:value-type="float" office:value="1575.09939774832" calcext:value-type="float">
            <text:p>1575.0993977483</text:p>
          </table:table-cell>
          <table:table-cell table:formula="of:= [.G3] / [.K27]" office:value-type="float" office:value="0.37161210386897" calcext:value-type="float">
            <text:p>0.3716121039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07.4530032" calcext:value-type="float">
            <text:p>407.4530032</text:p>
          </table:table-cell>
          <table:table-cell office:value-type="float" office:value="2.85553326755" calcext:value-type="float">
            <text:p>2.8555332676</text:p>
          </table:table-cell>
          <table:table-cell table:formula="of:= (0.1404 * LN([.D28]) + 0.0797)" office:value-type="float" office:value="1.04954884116909" calcext:value-type="float">
            <text:p>1.0495488412</text:p>
          </table:table-cell>
          <table:table-cell table:formula="of:= (987.8244 * LN([.C28]) + 890.3917)" office:value-type="float" office:value="2259.80709549664" calcext:value-type="float">
            <text:p>2259.8070954966</text:p>
          </table:table-cell>
          <table:table-cell table:formula="of:= MAX([.I28]; [.J28])" office:value-type="float" office:value="2259.80709549664" calcext:value-type="float">
            <text:p>2259.8070954966</text:p>
          </table:table-cell>
          <table:table-cell table:formula="of:= [.G4] / [.K28]" office:value-type="float" office:value="0.514865011229774" calcext:value-type="float">
            <text:p>0.5148650112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416.6363954" calcext:value-type="float">
            <text:p>416.6363954</text:p>
          </table:table-cell>
          <table:table-cell office:value-type="float" office:value="5.5729380439" calcext:value-type="float">
            <text:p>5.5729380439</text:p>
          </table:table-cell>
          <table:table-cell table:formula="of:= (0.1404 * LN([.D29]) + 0.0797)" office:value-type="float" office:value="1.04954884116909" calcext:value-type="float">
            <text:p>1.0495488412</text:p>
          </table:table-cell>
          <table:table-cell table:formula="of:= (987.8244 * LN([.C29]) + 890.3917)" office:value-type="float" office:value="2944.51479324496" calcext:value-type="float">
            <text:p>2944.514793245</text:p>
          </table:table-cell>
          <table:table-cell table:formula="of:= MAX([.I29]; [.J29])" office:value-type="float" office:value="2944.51479324496" calcext:value-type="float">
            <text:p>2944.514793245</text:p>
          </table:table-cell>
          <table:table-cell table:formula="of:= [.G5] / [.K29]" office:value-type="float" office:value="0.788547173791305" calcext:value-type="float">
            <text:p>0.7885471738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85.3737916" calcext:value-type="float">
            <text:p>585.3737916</text:p>
          </table:table-cell>
          <table:table-cell office:value-type="float" office:value="7.92755380065" calcext:value-type="float">
            <text:p>7.9275538007</text:p>
          </table:table-cell>
          <table:table-cell table:formula="of:= (0.1404 * LN([.D30]) + 0.0797)" office:value-type="float" office:value="1.04954884116909" calcext:value-type="float">
            <text:p>1.0495488412</text:p>
          </table:table-cell>
          <table:table-cell table:formula="of:= (987.8244 * LN([.C30]) + 890.3917)" office:value-type="float" office:value="3629.22249099328" calcext:value-type="float">
            <text:p>3629.2224909933</text:p>
          </table:table-cell>
          <table:table-cell table:formula="of:= MAX([.I30]; [.J30])" office:value-type="float" office:value="3629.22249099328" calcext:value-type="float">
            <text:p>3629.2224909933</text:p>
          </table:table-cell>
          <table:table-cell table:formula="of:= [.G6] / [.K30]" office:value-type="float" office:value="1.27867118588531" calcext:value-type="float">
            <text:p>1.2786711859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024.6244018" calcext:value-type="float">
            <text:p>1024.6244018</text:p>
          </table:table-cell>
          <table:table-cell office:value-type="float" office:value="9.05687765692" calcext:value-type="float">
            <text:p>9.0568776569</text:p>
          </table:table-cell>
          <table:table-cell table:formula="of:= (0.1404 * LN([.D31]) + 0.0797)" office:value-type="float" office:value="1.04954884116909" calcext:value-type="float">
            <text:p>1.0495488412</text:p>
          </table:table-cell>
          <table:table-cell table:formula="of:= (987.8244 * LN([.C31]) + 890.3917)" office:value-type="float" office:value="4313.9301887416" calcext:value-type="float">
            <text:p>4313.9301887416</text:p>
          </table:table-cell>
          <table:table-cell table:formula="of:= MAX([.I31]; [.J31])" office:value-type="float" office:value="4313.9301887416" calcext:value-type="float">
            <text:p>4313.9301887416</text:p>
          </table:table-cell>
          <table:table-cell table:formula="of:= [.G7] / [.K31]" office:value-type="float" office:value="2.15114696932706" calcext:value-type="float">
            <text:p>2.1511469693</text:p>
          </table:table-cell>
          <table:table-cell office:value-type="string" calcext:value-type="string">
            <text:p>1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72.691394" calcext:value-type="float">
            <text:p>672.691394</text:p>
          </table:table-cell>
          <table:table-cell office:value-type="float" office:value="0.865555006342" calcext:value-type="float">
            <text:p>0.8655550063</text:p>
          </table:table-cell>
          <table:table-cell table:formula="of:= (0.1404 * LN([.D32]) + 0.0797)" office:value-type="float" office:value="1.14686670531971" calcext:value-type="float">
            <text:p>1.1468667053</text:p>
          </table:table-cell>
          <table:table-cell table:formula="of:= (987.8244 * LN([.C32]) + 890.3917)" office:value-type="float" office:value="890.3917" calcext:value-type="float">
            <text:p>890.3917</text:p>
          </table:table-cell>
          <table:table-cell table:formula="of:= MAX([.I32]; [.J32])" office:value-type="float" office:value="890.3917" calcext:value-type="float">
            <text:p>890.3917</text:p>
          </table:table-cell>
          <table:table-cell table:formula="of:= [.G8] / [.K32]" office:value-type="float" office:value="0.653927258980514" calcext:value-type="float">
            <text:p>0.653927259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683.922803" calcext:value-type="float">
            <text:p>683.922803</text:p>
          </table:table-cell>
          <table:table-cell office:value-type="float" office:value="1.67278672035" calcext:value-type="float">
            <text:p>1.6727867204</text:p>
          </table:table-cell>
          <table:table-cell table:formula="of:= (0.1404 * LN([.D33]) + 0.0797)" office:value-type="float" office:value="1.14686670531971" calcext:value-type="float">
            <text:p>1.1468667053</text:p>
          </table:table-cell>
          <table:table-cell table:formula="of:= (987.8244 * LN([.C33]) + 890.3917)" office:value-type="float" office:value="1575.09939774832" calcext:value-type="float">
            <text:p>1575.0993977483</text:p>
          </table:table-cell>
          <table:table-cell table:formula="of:= MAX([.I33]; [.J33])" office:value-type="float" office:value="1575.09939774832" calcext:value-type="float">
            <text:p>1575.0993977483</text:p>
          </table:table-cell>
          <table:table-cell table:formula="of:= [.G9] / [.K33]" office:value-type="float" office:value="0.726339546720343" calcext:value-type="float">
            <text:p>0.7263395467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18.0641968" calcext:value-type="float">
            <text:p>718.0641968</text:p>
          </table:table-cell>
          <table:table-cell office:value-type="float" office:value="3.16415246704" calcext:value-type="float">
            <text:p>3.164152467</text:p>
          </table:table-cell>
          <table:table-cell table:formula="of:= (0.1404 * LN([.D34]) + 0.0797)" office:value-type="float" office:value="1.14686670531971" calcext:value-type="float">
            <text:p>1.1468667053</text:p>
          </table:table-cell>
          <table:table-cell table:formula="of:= (987.8244 * LN([.C34]) + 890.3917)" office:value-type="float" office:value="2259.80709549664" calcext:value-type="float">
            <text:p>2259.8070954966</text:p>
          </table:table-cell>
          <table:table-cell table:formula="of:= MAX([.I34]; [.J34])" office:value-type="float" office:value="2259.80709549664" calcext:value-type="float">
            <text:p>2259.8070954966</text:p>
          </table:table-cell>
          <table:table-cell table:formula="of:= [.G10] / [.K34]" office:value-type="float" office:value="1.00542413745305" calcext:value-type="float">
            <text:p>1.0054241375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734.6718016" calcext:value-type="float">
            <text:p>734.6718016</text:p>
          </table:table-cell>
          <table:table-cell office:value-type="float" office:value="6.19424735955" calcext:value-type="float">
            <text:p>6.1942473596</text:p>
          </table:table-cell>
          <table:table-cell table:formula="of:= (0.1404 * LN([.D35]) + 0.0797)" office:value-type="float" office:value="1.14686670531971" calcext:value-type="float">
            <text:p>1.1468667053</text:p>
          </table:table-cell>
          <table:table-cell table:formula="of:= (987.8244 * LN([.C35]) + 890.3917)" office:value-type="float" office:value="2944.51479324496" calcext:value-type="float">
            <text:p>2944.514793245</text:p>
          </table:table-cell>
          <table:table-cell table:formula="of:= MAX([.I35]; [.J35])" office:value-type="float" office:value="2944.51479324496" calcext:value-type="float">
            <text:p>2944.514793245</text:p>
          </table:table-cell>
          <table:table-cell table:formula="of:= [.G11] / [.K35]" office:value-type="float" office:value="1.54549702981282" calcext:value-type="float">
            <text:p>1.5454970298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977.6715822" calcext:value-type="float">
            <text:p>977.6715822</text:p>
          </table:table-cell>
          <table:table-cell office:value-type="float" office:value="9.32389924609" calcext:value-type="float">
            <text:p>9.3238992461</text:p>
          </table:table-cell>
          <table:table-cell table:formula="of:= (0.1404 * LN([.D36]) + 0.0797)" office:value-type="float" office:value="1.14686670531971" calcext:value-type="float">
            <text:p>1.1468667053</text:p>
          </table:table-cell>
          <table:table-cell table:formula="of:= (987.8244 * LN([.C36]) + 890.3917)" office:value-type="float" office:value="3629.22249099328" calcext:value-type="float">
            <text:p>3629.2224909933</text:p>
          </table:table-cell>
          <table:table-cell table:formula="of:= MAX([.I36]; [.J36])" office:value-type="float" office:value="3629.22249099328" calcext:value-type="float">
            <text:p>3629.2224909933</text:p>
          </table:table-cell>
          <table:table-cell table:formula="of:= [.G12] / [.K36]" office:value-type="float" office:value="2.51175323387383" calcext:value-type="float">
            <text:p>2.5117532339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618.1263914" calcext:value-type="float">
            <text:p>1618.1263914</text:p>
          </table:table-cell>
          <table:table-cell office:value-type="float" office:value="11.2543930842" calcext:value-type="float">
            <text:p>11.2543930842</text:p>
          </table:table-cell>
          <table:table-cell table:formula="of:= (0.1404 * LN([.D37]) + 0.0797)" office:value-type="float" office:value="1.14686670531971" calcext:value-type="float">
            <text:p>1.1468667053</text:p>
          </table:table-cell>
          <table:table-cell table:formula="of:= (987.8244 * LN([.C37]) + 890.3917)" office:value-type="float" office:value="4313.9301887416" calcext:value-type="float">
            <text:p>4313.9301887416</text:p>
          </table:table-cell>
          <table:table-cell table:formula="of:= MAX([.I37]; [.J37])" office:value-type="float" office:value="4313.9301887416" calcext:value-type="float">
            <text:p>4313.9301887416</text:p>
          </table:table-cell>
          <table:table-cell table:formula="of:= [.G13] / [.K37]" office:value-type="float" office:value="4.2214476526131" calcext:value-type="float">
            <text:p>4.2214476526</text:p>
          </table:table-cell>
          <table:table-cell office:value-type="string" calcext:value-type="string">
            <text:p>2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53.4095948" calcext:value-type="float">
            <text:p>1253.4095948</text:p>
          </table:table-cell>
          <table:table-cell office:value-type="float" office:value="0.916881953487" calcext:value-type="float">
            <text:p>0.9168819535</text:p>
          </table:table-cell>
          <table:table-cell table:formula="of:= (0.1404 * LN([.D38]) + 0.0797)" office:value-type="float" office:value="1.24418456947032" calcext:value-type="float">
            <text:p>1.2441845695</text:p>
          </table:table-cell>
          <table:table-cell table:formula="of:= (987.8244 * LN([.C38]) + 890.3917)" office:value-type="float" office:value="890.3917" calcext:value-type="float">
            <text:p>890.3917</text:p>
          </table:table-cell>
          <table:table-cell table:formula="of:= MAX([.I38]; [.J38])" office:value-type="float" office:value="890.3917" calcext:value-type="float">
            <text:p>890.3917</text:p>
          </table:table-cell>
          <table:table-cell table:formula="of:= [.G14] / [.K38]" office:value-type="float" office:value="1.29070007930218" calcext:value-type="float">
            <text:p>1.2907000793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260.9463868" calcext:value-type="float">
            <text:p>1260.9463868</text:p>
          </table:table-cell>
          <table:table-cell office:value-type="float" office:value="1.80148676136" calcext:value-type="float">
            <text:p>1.8014867614</text:p>
          </table:table-cell>
          <table:table-cell table:formula="of:= (0.1404 * LN([.D39]) + 0.0797)" office:value-type="float" office:value="1.24418456947032" calcext:value-type="float">
            <text:p>1.2441845695</text:p>
          </table:table-cell>
          <table:table-cell table:formula="of:= (987.8244 * LN([.C39]) + 890.3917)" office:value-type="float" office:value="1575.09939774832" calcext:value-type="float">
            <text:p>1575.0993977483</text:p>
          </table:table-cell>
          <table:table-cell table:formula="of:= MAX([.I39]; [.J39])" office:value-type="float" office:value="1575.09939774832" calcext:value-type="float">
            <text:p>1575.0993977483</text:p>
          </table:table-cell>
          <table:table-cell table:formula="of:= [.G15] / [.K39]" office:value-type="float" office:value="1.44218087178963" calcext:value-type="float">
            <text:p>1.4421808718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39.9127932" calcext:value-type="float">
            <text:p>1339.9127932</text:p>
          </table:table-cell>
          <table:table-cell office:value-type="float" office:value="3.38391469117" calcext:value-type="float">
            <text:p>3.3839146912</text:p>
          </table:table-cell>
          <table:table-cell table:formula="of:= (0.1404 * LN([.D40]) + 0.0797)" office:value-type="float" office:value="1.24418456947032" calcext:value-type="float">
            <text:p>1.2441845695</text:p>
          </table:table-cell>
          <table:table-cell table:formula="of:= (987.8244 * LN([.C40]) + 890.3917)" office:value-type="float" office:value="2259.80709549664" calcext:value-type="float">
            <text:p>2259.8070954966</text:p>
          </table:table-cell>
          <table:table-cell table:formula="of:= MAX([.I40]; [.J40])" office:value-type="float" office:value="2259.80709549664" calcext:value-type="float">
            <text:p>2259.8070954966</text:p>
          </table:table-cell>
          <table:table-cell table:formula="of:= [.G16] / [.K40]" office:value-type="float" office:value="2.00643258215964" calcext:value-type="float">
            <text:p>2.0064325822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357.141992" calcext:value-type="float">
            <text:p>1357.141992</text:p>
          </table:table-cell>
          <table:table-cell office:value-type="float" office:value="6.63813934673" calcext:value-type="float">
            <text:p>6.6381393467</text:p>
          </table:table-cell>
          <table:table-cell table:formula="of:= (0.1404 * LN([.D41]) + 0.0797)" office:value-type="float" office:value="1.24418456947032" calcext:value-type="float">
            <text:p>1.2441845695</text:p>
          </table:table-cell>
          <table:table-cell table:formula="of:= (987.8244 * LN([.C41]) + 890.3917)" office:value-type="float" office:value="2944.51479324496" calcext:value-type="float">
            <text:p>2944.514793245</text:p>
          </table:table-cell>
          <table:table-cell table:formula="of:= MAX([.I41]; [.J41])" office:value-type="float" office:value="2944.51479324496" calcext:value-type="float">
            <text:p>2944.514793245</text:p>
          </table:table-cell>
          <table:table-cell table:formula="of:= [.G17] / [.K41]" office:value-type="float" office:value="3.0595525201189" calcext:value-type="float">
            <text:p>3.0595525201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707.6065672" calcext:value-type="float">
            <text:p>1707.6065672</text:p>
          </table:table-cell>
          <table:table-cell office:value-type="float" office:value="10.599074269" calcext:value-type="float">
            <text:p>10.599074269</text:p>
          </table:table-cell>
          <table:table-cell table:formula="of:= (0.1404 * LN([.D42]) + 0.0797)" office:value-type="float" office:value="1.24418456947032" calcext:value-type="float">
            <text:p>1.2441845695</text:p>
          </table:table-cell>
          <table:table-cell table:formula="of:= (987.8244 * LN([.C42]) + 890.3917)" office:value-type="float" office:value="3629.22249099328" calcext:value-type="float">
            <text:p>3629.2224909933</text:p>
          </table:table-cell>
          <table:table-cell table:formula="of:= MAX([.I42]; [.J42])" office:value-type="float" office:value="3629.22249099328" calcext:value-type="float">
            <text:p>3629.2224909933</text:p>
          </table:table-cell>
          <table:table-cell table:formula="of:= [.G18] / [.K42]" office:value-type="float" office:value="4.98703203590213" calcext:value-type="float">
            <text:p>4.9870320359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907.1131346" calcext:value-type="float">
            <text:p>2907.1131346</text:p>
          </table:table-cell>
          <table:table-cell office:value-type="float" office:value="12.3881380196" calcext:value-type="float">
            <text:p>12.3881380196</text:p>
          </table:table-cell>
          <table:table-cell table:formula="of:= (0.1404 * LN([.D43]) + 0.0797)" office:value-type="float" office:value="1.24418456947032" calcext:value-type="float">
            <text:p>1.2441845695</text:p>
          </table:table-cell>
          <table:table-cell table:formula="of:= (987.8244 * LN([.C43]) + 890.3917)" office:value-type="float" office:value="4313.9301887416" calcext:value-type="float">
            <text:p>4313.9301887416</text:p>
          </table:table-cell>
          <table:table-cell table:formula="of:= MAX([.I43]; [.J43])" office:value-type="float" office:value="4313.9301887416" calcext:value-type="float">
            <text:p>4313.9301887416</text:p>
          </table:table-cell>
          <table:table-cell table:formula="of:= [.G19] / [.K43]" office:value-type="float" office:value="8.3482386534645" calcext:value-type="float">
            <text:p>8.3482386535</text:p>
          </table:table-cell>
          <table:table-cell office:value-type="string" calcext:value-type="string">
            <text:p>4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383.1773926" calcext:value-type="float">
            <text:p>2383.1773926</text:p>
          </table:table-cell>
          <table:table-cell office:value-type="float" office:value="0.953734789805" calcext:value-type="float">
            <text:p>0.9537347898</text:p>
          </table:table-cell>
          <table:table-cell table:formula="of:= (0.1404 * LN([.D44]) + 0.0797)" office:value-type="float" office:value="1.34150243362094" calcext:value-type="float">
            <text:p>1.3415024336</text:p>
          </table:table-cell>
          <table:table-cell table:formula="of:= (987.8244 * LN([.C44]) + 890.3917)" office:value-type="float" office:value="890.3917" calcext:value-type="float">
            <text:p>890.3917</text:p>
          </table:table-cell>
          <table:table-cell table:formula="of:= MAX([.I44]; [.J44])" office:value-type="float" office:value="890.3917" calcext:value-type="float">
            <text:p>890.3917</text:p>
          </table:table-cell>
          <table:table-cell table:formula="of:= [.G20] / [.K44]" office:value-type="float" office:value="2.55271830319173" calcext:value-type="float">
            <text:p>2.5527183032</text:p>
          </table:table-cell>
          <table:table-cell office:value-type="string" calcext:value-type="string">
            <text:p>8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402.1169432" calcext:value-type="float">
            <text:p>2402.1169432</text:p>
          </table:table-cell>
          <table:table-cell office:value-type="float" office:value="1.87142021854" calcext:value-type="float">
            <text:p>1.8714202185</text:p>
          </table:table-cell>
          <table:table-cell table:formula="of:= (0.1404 * LN([.D45]) + 0.0797)" office:value-type="float" office:value="1.34150243362094" calcext:value-type="float">
            <text:p>1.3415024336</text:p>
          </table:table-cell>
          <table:table-cell table:formula="of:= (987.8244 * LN([.C45]) + 890.3917)" office:value-type="float" office:value="1575.09939774832" calcext:value-type="float">
            <text:p>1575.0993977483</text:p>
          </table:table-cell>
          <table:table-cell table:formula="of:= MAX([.I45]; [.J45])" office:value-type="float" office:value="1575.09939774832" calcext:value-type="float">
            <text:p>1575.0993977483</text:p>
          </table:table-cell>
          <table:table-cell table:formula="of:= [.G21] / [.K45]" office:value-type="float" office:value="2.85402319448941" calcext:value-type="float">
            <text:p>2.8540231945</text:p>
          </table:table-cell>
          <table:table-cell office:value-type="string" calcext:value-type="string">
            <text:p>8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570.9012204" calcext:value-type="float">
            <text:p>2570.9012204</text:p>
          </table:table-cell>
          <table:table-cell office:value-type="float" office:value="3.50082368135" calcext:value-type="float">
            <text:p>3.5008236814</text:p>
          </table:table-cell>
          <table:table-cell table:formula="of:= (0.1404 * LN([.D46]) + 0.0797)" office:value-type="float" office:value="1.34150243362094" calcext:value-type="float">
            <text:p>1.3415024336</text:p>
          </table:table-cell>
          <table:table-cell table:formula="of:= (987.8244 * LN([.C46]) + 890.3917)" office:value-type="float" office:value="2259.80709549664" calcext:value-type="float">
            <text:p>2259.8070954966</text:p>
          </table:table-cell>
          <table:table-cell table:formula="of:= MAX([.I46]; [.J46])" office:value-type="float" office:value="2259.80709549664" calcext:value-type="float">
            <text:p>2259.8070954966</text:p>
          </table:table-cell>
          <table:table-cell table:formula="of:= [.G22] / [.K46]" office:value-type="float" office:value="3.98276113599953" calcext:value-type="float">
            <text:p>3.982761136</text:p>
          </table:table-cell>
          <table:table-cell office:value-type="string" calcext:value-type="string">
            <text:p>8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2600.9593748" calcext:value-type="float">
            <text:p>2600.9593748</text:p>
          </table:table-cell>
          <table:table-cell office:value-type="float" office:value="6.86368116025" calcext:value-type="float">
            <text:p>6.8636811603</text:p>
          </table:table-cell>
          <table:table-cell table:formula="of:= (0.1404 * LN([.D47]) + 0.0797)" office:value-type="float" office:value="1.34150243362094" calcext:value-type="float">
            <text:p>1.3415024336</text:p>
          </table:table-cell>
          <table:table-cell table:formula="of:= (987.8244 * LN([.C47]) + 890.3917)" office:value-type="float" office:value="2944.51479324496" calcext:value-type="float">
            <text:p>2944.514793245</text:p>
          </table:table-cell>
          <table:table-cell table:formula="of:= MAX([.I47]; [.J47])" office:value-type="float" office:value="2944.51479324496" calcext:value-type="float">
            <text:p>2944.514793245</text:p>
          </table:table-cell>
          <table:table-cell table:formula="of:= [.G23] / [.K47]" office:value-type="float" office:value="6.06285147568449" calcext:value-type="float">
            <text:p>6.0628514757</text:p>
          </table:table-cell>
          <table:table-cell office:value-type="string" calcext:value-type="string">
            <text:p>8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224.1401854" calcext:value-type="float">
            <text:p>3224.1401854</text:p>
          </table:table-cell>
          <table:table-cell office:value-type="float" office:value="11.1273607942" calcext:value-type="float">
            <text:p>11.1273607942</text:p>
          </table:table-cell>
          <table:table-cell table:formula="of:= (0.1404 * LN([.D48]) + 0.0797)" office:value-type="float" office:value="1.34150243362094" calcext:value-type="float">
            <text:p>1.3415024336</text:p>
          </table:table-cell>
          <table:table-cell table:formula="of:= (987.8244 * LN([.C48]) + 890.3917)" office:value-type="float" office:value="3629.22249099328" calcext:value-type="float">
            <text:p>3629.2224909933</text:p>
          </table:table-cell>
          <table:table-cell table:formula="of:= MAX([.I48]; [.J48])" office:value-type="float" office:value="3629.22249099328" calcext:value-type="float">
            <text:p>3629.2224909933</text:p>
          </table:table-cell>
          <table:table-cell table:formula="of:= [.G24] / [.K48]" office:value-type="float" office:value="9.88536006900505" calcext:value-type="float">
            <text:p>9.885360069</text:p>
          </table:table-cell>
          <table:table-cell office:value-type="string" calcext:value-type="string">
            <text:p>8000 PRED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5641.2787108" calcext:value-type="float">
            <text:p>5641.2787108</text:p>
          </table:table-cell>
          <table:table-cell office:value-type="float" office:value="12.672032504" calcext:value-type="float">
            <text:p>12.672032504</text:p>
          </table:table-cell>
          <table:table-cell table:formula="of:= (0.1404 * LN([.D49]) + 0.0797)" office:value-type="float" office:value="1.34150243362094" calcext:value-type="float">
            <text:p>1.3415024336</text:p>
          </table:table-cell>
          <table:table-cell table:formula="of:= (987.8244 * LN([.C49]) + 890.3917)" office:value-type="float" office:value="4313.9301887416" calcext:value-type="float">
            <text:p>4313.9301887416</text:p>
          </table:table-cell>
          <table:table-cell table:formula="of:= MAX([.I49]; [.J49])" office:value-type="float" office:value="4313.9301887416" calcext:value-type="float">
            <text:p>4313.9301887416</text:p>
          </table:table-cell>
          <table:table-cell table:formula="of:= [.G25] / [.K49]" office:value-type="float" office:value="16.5710765033157" calcext:value-type="float">
            <text:p>16.5710765033</text:p>
          </table:table-cell>
          <table:table-cell office:value-type="string" calcext:value-type="string">
            <text:p>8000 PRED</text:p>
          </table:table-cell>
        </table:table-row>
        <table:table-row table:style-name="ro1" table:number-rows-repeated="1048526">
          <table:table-cell table:number-columns-repeated="13"/>
        </table:table-row>
        <table:table-row table:style-name="ro1">
          <table:table-cell table:number-columns-repeated="13"/>
        </table:table-row>
      </table:table>
      <table:table table:name="exp_5" table:style-name="ta1">
        <table:shapes>
          <draw:frame draw:z-index="0" draw:style-name="gr1" draw:text-style-name="P1" svg:width="10in" svg:height="7in" svg:x="-0.0114in" svg:y="0in">
            <draw:object draw:notify-on-update-of-ranges="exp_5.D26:exp_5.D26 exp_5.H26:exp_5.H31 exp_5.C26:exp_5.C31 exp_5.D32:exp_5.D32 exp_5.H32:exp_5.H37 exp_5.C32:exp_5.C37 exp_5.D38:exp_5.D38 exp_5.H38:exp_5.H43 exp_5.C38:exp_5.C43 exp_5.C44:exp_5.C49 exp_5.D44:exp_5.D44 exp_5.H44:exp_5.H49"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visibility="collapse" table:default-cell-style-name="Default"/>
        <table:table-column table:style-name="co2" table:visibility="collapse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visibility="collapse" table:default-cell-style-name="Default"/>
        <table:table-column table:style-name="co6" table:visibility="collapse" table:default-cell-style-name="Default"/>
        <table:table-column table:style-name="co7" table:visibility="collapse" table:default-cell-style-name="Default"/>
        <table:table-column table:style-name="co8" table:default-cell-style-name="Default"/>
        <table:table-row table:style-name="ro1">
          <table:table-cell office:value-type="string" calcext:value-type="string">
            <text:p>EXP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UNIF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SPEEDUP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8.864801" calcext:value-type="float">
            <text:p>308.86480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95.5341916" calcext:value-type="float">
            <text:p>595.534191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89.3677978" calcext:value-type="float">
            <text:p>1189.367797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66.0485838" calcext:value-type="float">
            <text:p>2366.048583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711.4731444" calcext:value-type="float">
            <text:p>4711.473144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448.3945312" calcext:value-type="float">
            <text:p>9448.39453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78.6578004" calcext:value-type="float">
            <text:p>578.657800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56.247412" calcext:value-type="float">
            <text:p>1156.24741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309.0365722" calcext:value-type="float">
            <text:p>2309.036572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98.6536136" calcext:value-type="float">
            <text:p>4598.653613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212.647461" calcext:value-type="float">
            <text:p>9212.647461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440.1351564" calcext:value-type="float">
            <text:p>18440.135156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41.3333986" calcext:value-type="float">
            <text:p>1141.33339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8.4021486" calcext:value-type="float">
            <text:p>2268.40214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27.862207" calcext:value-type="float">
            <text:p>4527.862207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9042.758594" calcext:value-type="float">
            <text:p>9042.758594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164.2347658" calcext:value-type="float">
            <text:p>18164.234765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82.209375" calcext:value-type="float">
            <text:p>36282.209375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260.250586" calcext:value-type="float">
            <text:p>2260.25058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508.3754882" calcext:value-type="float">
            <text:p>4508.3754882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986.9011718" calcext:value-type="float">
            <text:p>8986.9011718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998.1828126" calcext:value-type="float">
            <text:p>17998.182812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6218.2734376" calcext:value-type="float">
            <text:p>36218.2734376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visibility="collapse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72002.6437502" calcext:value-type="float">
            <text:p>72002.643750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8.3419982" calcext:value-type="float">
            <text:p>398.3419982</text:p>
          </table:table-cell>
          <table:table-cell office:value-type="float" office:value="0.775375939257" calcext:value-type="float">
            <text:p>0.775375939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29.6016054" calcext:value-type="float">
            <text:p>429.6016054</text:p>
          </table:table-cell>
          <table:table-cell office:value-type="float" office:value="1.38624759338" calcext:value-type="float">
            <text:p>1.3862475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33.387811" calcext:value-type="float">
            <text:p>533.387811</text:p>
          </table:table-cell>
          <table:table-cell office:value-type="float" office:value="2.2298368528" calcext:value-type="float">
            <text:p>2.229836852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3.755005" calcext:value-type="float">
            <text:p>683.755005</text:p>
          </table:table-cell>
          <table:table-cell office:value-type="float" office:value="3.46037479287" calcext:value-type="float">
            <text:p>3.46037479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17.0356078" calcext:value-type="float">
            <text:p>717.0356078</text:p>
          </table:table-cell>
          <table:table-cell office:value-type="float" office:value="6.57076593289" calcext:value-type="float">
            <text:p>6.570765932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1000" calcext:value-type="float">
            <text:p>1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67.3140138" calcext:value-type="float">
            <text:p>1467.3140138</text:p>
          </table:table-cell>
          <table:table-cell office:value-type="float" office:value="6.43924507116" calcext:value-type="float">
            <text:p>6.439245071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87.7407958" calcext:value-type="float">
            <text:p>687.7407958</text:p>
          </table:table-cell>
          <table:table-cell office:value-type="float" office:value="0.841389377995" calcext:value-type="float">
            <text:p>0.84138937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771.504187" calcext:value-type="float">
            <text:p>771.504187</text:p>
          </table:table-cell>
          <table:table-cell office:value-type="float" office:value="1.49869233568" calcext:value-type="float">
            <text:p>1.498692335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70.568579" calcext:value-type="float">
            <text:p>970.568579</text:p>
          </table:table-cell>
          <table:table-cell office:value-type="float" office:value="2.37905555791" calcext:value-type="float">
            <text:p>2.379055557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85.1659912" calcext:value-type="float">
            <text:p>1285.1659912</text:p>
          </table:table-cell>
          <table:table-cell office:value-type="float" office:value="3.57825654047" calcext:value-type="float">
            <text:p>3.578256540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93.0472166" calcext:value-type="float">
            <text:p>1293.0472166</text:p>
          </table:table-cell>
          <table:table-cell office:value-type="float" office:value="7.12475719582" calcext:value-type="float">
            <text:p>7.124757195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2000" calcext:value-type="float">
            <text:p>2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9.0914062" calcext:value-type="float">
            <text:p>2729.0914062</text:p>
          </table:table-cell>
          <table:table-cell office:value-type="float" office:value="6.75687707437" calcext:value-type="float">
            <text:p>6.75687707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242.3973878" calcext:value-type="float">
            <text:p>1242.3973878</text:p>
          </table:table-cell>
          <table:table-cell office:value-type="float" office:value="0.918654055303" calcext:value-type="float">
            <text:p>0.91865405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417.156006" calcext:value-type="float">
            <text:p>1417.156006</text:p>
          </table:table-cell>
          <table:table-cell office:value-type="float" office:value="1.6006721483" calcext:value-type="float">
            <text:p>1.600672148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48.4869628" calcext:value-type="float">
            <text:p>1848.4869628</text:p>
          </table:table-cell>
          <table:table-cell office:value-type="float" office:value="2.44949642498" calcext:value-type="float">
            <text:p>2.449496425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65.7083496" calcext:value-type="float">
            <text:p>2465.7083496</text:p>
          </table:table-cell>
          <table:table-cell office:value-type="float" office:value="3.66740802718" calcext:value-type="float">
            <text:p>3.667408027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477.4930176" calcext:value-type="float">
            <text:p>2477.4930176</text:p>
          </table:table-cell>
          <table:table-cell office:value-type="float" office:value="7.33169968059" calcext:value-type="float">
            <text:p>7.3316996806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4000" calcext:value-type="float">
            <text:p>4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593.2333984" calcext:value-type="float">
            <text:p>5593.2333984</text:p>
          </table:table-cell>
          <table:table-cell office:value-type="float" office:value="6.48680410608" calcext:value-type="float">
            <text:p>6.486804106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" calcext:value-type="float">
            <text:p>1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81.3914064" calcext:value-type="float">
            <text:p>2381.3914064</text:p>
          </table:table-cell>
          <table:table-cell office:value-type="float" office:value="0.949130235343" calcext:value-type="float">
            <text:p>0.949130235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2" calcext:value-type="float">
            <text:p>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725.1412112" calcext:value-type="float">
            <text:p>2725.1412112</text:p>
          </table:table-cell>
          <table:table-cell office:value-type="float" office:value="1.65436399027" calcext:value-type="float">
            <text:p>1.654363990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4" calcext:value-type="float">
            <text:p>4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82.439209" calcext:value-type="float">
            <text:p>3582.439209</text:p>
          </table:table-cell>
          <table:table-cell office:value-type="float" office:value="2.5085983732" calcext:value-type="float">
            <text:p>2.5085983732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8" calcext:value-type="float">
            <text:p>8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38.2277342" calcext:value-type="float">
            <text:p>4838.2277342</text:p>
          </table:table-cell>
          <table:table-cell office:value-type="float" office:value="3.71999496538" calcext:value-type="float">
            <text:p>3.719994965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16" calcext:value-type="float">
            <text:p>16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50.0060546" calcext:value-type="float">
            <text:p>4850.0060546</text:p>
          </table:table-cell>
          <table:table-cell office:value-type="float" office:value="7.46767592243" calcext:value-type="float">
            <text:p>7.467675922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31072" calcext:value-type="float">
            <text:p>131072</text:p>
          </table:table-cell>
          <table:table-cell office:value-type="float" office:value="32" calcext:value-type="float">
            <text:p>32</text:p>
          </table:table-cell>
          <table:table-cell office:value-type="float" office:value="8000" calcext:value-type="float">
            <text:p>8000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0721.9337888" calcext:value-type="float">
            <text:p>10721.9337888</text:p>
          </table:table-cell>
          <table:table-cell office:value-type="float" office:value="6.71545312334" calcext:value-type="float">
            <text:p>6.7154531233</text:p>
          </table:table-cell>
        </table:table-row>
        <table:table-row table:style-name="ro1" table:number-rows-repeated="1048526">
          <table:table-cell table:number-columns-repeated="8"/>
        </table:table-row>
        <table:table-row table:style-name="ro1">
          <table:table-cell table:number-columns-repeated="8"/>
        </table:table-row>
      </table:table>
      <table:named-expressions/>
      <table:database-ranges>
        <table:database-range table:name="__Anonymous_Sheet_DB__0" table:target-range-address="master.A1:master.H1048576">
          <table:sort>
            <table:sort-by table:field-number="0" table:data-type="automatic"/>
            <table:sort-by table:field-number="2" table:data-type="automatic"/>
            <table:sort-by table:field-number="3" table:data-type="automatic"/>
          </table:sort>
        </table:database-range>
        <table:database-range table:name="__Anonymous_Sheet_DB__1" table:target-range-address="exp_1.A1:exp_1.H1048576">
          <table:sort>
            <table:sort-by table:field-number="5" table:data-type="automatic"/>
            <table:sort-by table:field-number="2" table:data-type="automatic"/>
          </table:sort>
        </table:database-range>
        <table:database-range table:name="__Anonymous_Sheet_DB__3" table:target-range-address="exp_4.A1:exp_4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  <table:database-range table:name="__Anonymous_Sheet_DB__4" table:target-range-address="exp_5.A1:exp_5.H1048576">
          <table:sort>
            <table:sort-by table:field-number="5" table:data-type="automatic"/>
            <table:sort-by table:field-number="3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Lohit Hindi" style:font-family-complex="'Lohit Hind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4">00/00/0000</text:date>, <text:time style:data-style-name="N2" text:time-value="0000-00-00T00:00:01.3340274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1.3.2$Linux_X86_64 LibreOffice_project/410m0$Build-2</meta:generator>
    <dc:date>2014-02-04T02:39:01.274789271</dc:date>
    <dc:creator>Minke Zhang</dc:creator>
    <meta:editing-duration>PT2H51M12S</meta:editing-duration>
    <meta:editing-cycles>34</meta:editing-cycles>
    <meta:document-statistic meta:table-count="5" meta:cell-count="2454" meta:object-count="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inimum="0.4" chart:maximum="1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draw:stroke="none" svg:stroke-width="0.08cm"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rrow-up" chart:symbol-width="0cm" chart:symbol-height="0cm">
        <chart:symbol-image xlink:href="Pictures/2000000D000000DD000000DDF0FBC139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10.804cm" svg:y="0.491cm" chart:style-name="ch2">
          <text:p>Speedup vs. Work</text:p>
        </chart:title>
        <chart:legend chart:legend-position="end" svg:x="23.687cm" svg:y="7.844cm" style:legend-expansion="high" chart:style-name="ch3"/>
        <chart:plot-area chart:style-name="ch4" table:cell-range-address="exp_1.D20:exp_1.D25 exp_1.C20:exp_1.C20 exp_1.H20:exp_1.H37 exp_1.C26:exp_1.C26 exp_1.C32:exp_1.C32 exp_1.C44:exp_1.C44 exp_1.H44:exp_1.H51" chart:data-source-has-labels="row" svg:x="1.519cm" svg:y="2.361cm" svg:width="21.152cm" svg:height="14.084cm">
          <chartooo:coordinate-region svg:x="2.246cm" svg:y="2.56cm" svg:width="20.053cm" svg:height="13.238cm"/>
          <chart:axis chart:dimension="x" chart:name="primary-x" chart:style-name="ch5">
            <chart:title svg:x="11.694cm" svg:y="16.8cm" chart:style-name="ch6">
              <text:p>work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95cm" chart:style-name="ch9">
              <text:p>speedup</text:p>
            </chart:title>
            <chart:grid chart:style-name="ch7" chart:class="major"/>
            <chart:grid chart:style-name="ch7" chart:class="minor"/>
          </chart:axis>
          <chart:series chart:style-name="ch10" chart:values-cell-range-address="exp_1.H20:exp_1.H25" chart:label-cell-address="exp_1.C20:exp_1.C20" chart:class="chart:scatter">
            <chart:domain table:cell-range-address="exp_1.D20:exp_1.D25"/>
            <chart:data-point chart:repeated="6"/>
          </chart:series>
          <chart:series chart:style-name="ch11" chart:values-cell-range-address="exp_1.H26:exp_1.H31" chart:label-cell-address="exp_1.C26:exp_1.C26" chart:class="chart:scatter">
            <chart:domain table:cell-range-address="exp_1.D26:exp_1.D31"/>
            <chart:data-point chart:repeated="6"/>
          </chart:series>
          <chart:series chart:style-name="ch12" chart:values-cell-range-address="exp_1.H32:exp_1.H37" chart:label-cell-address="exp_1.C32:exp_1.C32" chart:class="chart:scatter">
            <chart:domain table:cell-range-address="exp_1.D32:exp_1.D37"/>
            <chart:data-point chart:repeated="6"/>
          </chart:series>
          <chart:series chart:style-name="ch13" chart:values-cell-range-address="exp_1.H44:exp_1.H51" chart:label-cell-address="exp_1.C44:exp_1.C44" chart:class="chart:scatter">
            <chart:domain table:cell-range-address="exp_1.D44:exp_1.D51"/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1</text:p>
                <draw:g>
                  <svg:desc>exp_1.C20:exp_1.C20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8</text:p>
                <draw:g>
                  <svg:desc>exp_1.C26:exp_1.C26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16</text:p>
                <draw:g>
                  <svg:desc>exp_1.C32:exp_1.C32</svg:desc>
                </draw:g>
              </table:table-cell>
              <table:table-cell office:value-type="string">
                <text:p>Column D</text:p>
              </table:table-cell>
              <table:table-cell office:value-type="string">
                <text:p>fit</text:p>
                <draw:g>
                  <svg:desc>exp_1.C44:exp_1.C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exp_1.D20:exp_1.D25</svg:desc>
                </draw:g>
              </table:table-cell>
              <table:table-cell office:value-type="float" office:value="0.519590436771">
                <text:p>0.519590436771</text:p>
                <draw:g>
                  <svg:desc>exp_1.H20:exp_1.H25</svg:desc>
                </draw:g>
              </table:table-cell>
              <table:table-cell office:value-type="float" office:value="25">
                <text:p>25</text:p>
                <draw:g>
                  <svg:desc>exp_1.D26:exp_1.D31</svg:desc>
                </draw:g>
              </table:table-cell>
              <table:table-cell office:value-type="float" office:value="0.514918136913">
                <text:p>0.514918136913</text:p>
                <draw:g>
                  <svg:desc>exp_1.H26:exp_1.H31</svg:desc>
                </draw:g>
              </table:table-cell>
              <table:table-cell office:value-type="float" office:value="25">
                <text:p>25</text:p>
                <draw:g>
                  <svg:desc>exp_1.D32:exp_1.D37</svg:desc>
                </draw:g>
              </table:table-cell>
              <table:table-cell office:value-type="float" office:value="0.506255860955">
                <text:p>0.506255860955</text:p>
                <draw:g>
                  <svg:desc>exp_1.H32:exp_1.H37</svg:desc>
                </draw:g>
              </table:table-cell>
              <table:table-cell office:value-type="float" office:value="10">
                <text:p>10</text:p>
                <draw:g>
                  <svg:desc>exp_1.D44:exp_1.D51</svg:desc>
                </draw:g>
              </table:table-cell>
              <table:table-cell office:value-type="float" office:value="0.402982947056364">
                <text:p>0.402982947056364</text:p>
                <draw:g>
                  <svg:desc>exp_1.H44:exp_1.H5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0.625614572578">
                <text:p>0.625614572578</text:p>
              </table:table-cell>
              <table:table-cell office:value-type="float" office:value="50">
                <text:p>50</text:p>
              </table:table-cell>
              <table:table-cell office:value-type="float" office:value="0.596240045992">
                <text:p>0.596240045992</text:p>
              </table:table-cell>
              <table:table-cell office:value-type="float" office:value="50">
                <text:p>50</text:p>
              </table:table-cell>
              <table:table-cell office:value-type="float" office:value="0.646990935433">
                <text:p>0.646990935433</text:p>
              </table:table-cell>
              <table:table-cell office:value-type="float" office:value="25">
                <text:p>25</text:p>
              </table:table-cell>
              <table:table-cell office:value-type="float" office:value="0.531630165811495">
                <text:p>0.5316301658114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0.752475905761">
                <text:p>0.752475905761</text:p>
              </table:table-cell>
              <table:table-cell office:value-type="float" office:value="100">
                <text:p>100</text:p>
              </table:table-cell>
              <table:table-cell office:value-type="float" office:value="0.701946219416">
                <text:p>0.701946219416</text:p>
              </table:table-cell>
              <table:table-cell office:value-type="float" office:value="100">
                <text:p>100</text:p>
              </table:table-cell>
              <table:table-cell office:value-type="float" office:value="0.70093362029">
                <text:p>0.70093362029</text:p>
              </table:table-cell>
              <table:table-cell office:value-type="float" office:value="50">
                <text:p>50</text:p>
              </table:table-cell>
              <table:table-cell office:value-type="float" office:value="0.628948029962112">
                <text:p>0.62894802996211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0.916166332012">
                <text:p>0.916166332012</text:p>
              </table:table-cell>
              <table:table-cell office:value-type="float" office:value="200">
                <text:p>200</text:p>
              </table:table-cell>
              <table:table-cell office:value-type="float" office:value="0.84677387241">
                <text:p>0.84677387241</text:p>
              </table:table-cell>
              <table:table-cell office:value-type="float" office:value="200">
                <text:p>200</text:p>
              </table:table-cell>
              <table:table-cell office:value-type="float" office:value="0.876605608139">
                <text:p>0.876605608139</text:p>
              </table:table-cell>
              <table:table-cell office:value-type="float" office:value="100">
                <text:p>100</text:p>
              </table:table-cell>
              <table:table-cell office:value-type="float" office:value="0.726265894112728">
                <text:p>0.7262658941127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0.970681743448">
                <text:p>0.970681743448</text:p>
              </table:table-cell>
              <table:table-cell office:value-type="float" office:value="400">
                <text:p>400</text:p>
              </table:table-cell>
              <table:table-cell office:value-type="float" office:value="0.99584069983">
                <text:p>0.99584069983</text:p>
              </table:table-cell>
              <table:table-cell office:value-type="float" office:value="400">
                <text:p>400</text:p>
              </table:table-cell>
              <table:table-cell office:value-type="float" office:value="0.875380914092">
                <text:p>0.875380914092</text:p>
              </table:table-cell>
              <table:table-cell office:value-type="float" office:value="200">
                <text:p>200</text:p>
              </table:table-cell>
              <table:table-cell office:value-type="float" office:value="0.823583758263344">
                <text:p>0.8235837582633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0.946703895637">
                <text:p>0.946703895637</text:p>
              </table:table-cell>
              <table:table-cell office:value-type="float" office:value="800">
                <text:p>800</text:p>
              </table:table-cell>
              <table:table-cell office:value-type="float" office:value="1.01358184966">
                <text:p>1.01358184966</text:p>
              </table:table-cell>
              <table:table-cell office:value-type="float" office:value="800">
                <text:p>800</text:p>
              </table:table-cell>
              <table:table-cell office:value-type="float" office:value="0.943777718108">
                <text:p>0.943777718108</text:p>
              </table:table-cell>
              <table:table-cell office:value-type="float" office:value="400">
                <text:p>400</text:p>
              </table:table-cell>
              <table:table-cell office:value-type="float" office:value="0.920901622413961">
                <text:p>0.920901622413961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00">
                <text:p>800</text:p>
              </table:table-cell>
              <table:table-cell office:value-type="float" office:value="1.01821948656458">
                <text:p>1.0182194865645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1000">
                <text:p>1000</text:p>
              </table:table-cell>
              <table:table-cell office:value-type="float" office:value="1.04954884116909">
                <text:p>1.0495488411690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true" chart:minimum="1" chart:maximum="2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diamond" chart:symbol-width="0cm" chart:symbol-height="0cm">
        <chart:symbol-image xlink:href="Pictures/2000000D000000DD000000DD60E35BAE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9.429cm" svg:y="0.491cm" chart:style-name="ch2">
          <text:p>Dispatch Rate vs. Source Count</text:p>
        </chart:title>
        <chart:plot-area chart:style-name="ch3" table:cell-range-address="exp_2.C2:exp_2.C6 exp_2.J1:exp_2.J12" chart:data-source-has-labels="row" svg:x="1.519cm" svg:y="2.361cm" svg:width="22.866cm" svg:height="14.084cm">
          <chartooo:coordinate-region svg:x="2.511cm" svg:y="2.56cm" svg:width="21.874cm" svg:height="13.238cm"/>
          <chart:axis chart:dimension="x" chart:name="primary-x" chart:style-name="ch4">
            <chart:title svg:x="12.088cm" svg:y="16.8cm" chart:style-name="ch5">
              <text:p>sources (n)</text:p>
            </chart:title>
            <chart:grid chart:style-name="ch6" chart:class="minor"/>
          </chart:axis>
          <chart:axis chart:dimension="y" chart:name="primary-y" chart:style-name="ch7">
            <chart:title svg:x="0.451cm" svg:y="11.193cm" chart:style-name="ch8">
              <text:p>dispatch rate (pkts / sec)</text:p>
            </chart:title>
            <chart:grid chart:style-name="ch6" chart:class="major"/>
          </chart:axis>
          <chart:series chart:style-name="ch9" chart:values-cell-range-address="exp_2.J2:exp_2.J6" chart:label-cell-address="exp_2.J1:exp_2.J1" chart:class="chart:scatter">
            <chart:domain table:cell-range-address="exp_2.C2:exp_2.C6"/>
            <chart:data-point chart:repeated="5"/>
          </chart:series>
          <chart:series chart:style-name="ch10" chart:values-cell-range-address="exp_2.J7:exp_2.J12" chart:class="chart:scatter">
            <chart:domain table:cell-range-address="exp_2.C7:exp_2.C12"/>
            <chart:data-point chart:repeated="6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nT / TIME</text:p>
                <draw:g>
                  <svg:desc>exp_2.J1:exp_2.J1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Column J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2.C2:exp_2.C6</svg:desc>
                </draw:g>
              </table:table-cell>
              <table:table-cell office:value-type="float" office:value="1080.31300306271">
                <text:p>1080.31300306271</text:p>
                <draw:g>
                  <svg:desc>exp_2.J2:exp_2.J6</svg:desc>
                </draw:g>
              </table:table-cell>
              <table:table-cell office:value-type="float" office:value="1">
                <text:p>1</text:p>
                <draw:g>
                  <svg:desc>exp_2.C7:exp_2.C12</svg:desc>
                </draw:g>
              </table:table-cell>
              <table:table-cell office:value-type="float" office:value="890.3917">
                <text:p>890.3917</text:p>
                <draw:g>
                  <svg:desc>exp_2.J7:exp_2.J1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302.82261177601">
                <text:p>1302.82261177601</text:p>
              </table:table-cell>
              <table:table-cell office:value-type="float" office:value="2">
                <text:p>2</text:p>
              </table:table-cell>
              <table:table-cell office:value-type="float" office:value="1575.09939774832">
                <text:p>1575.0993977483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127.93903213098">
                <text:p>2127.93903213098</text:p>
              </table:table-cell>
              <table:table-cell office:value-type="float" office:value="4">
                <text:p>4</text:p>
              </table:table-cell>
              <table:table-cell office:value-type="float" office:value="2259.80709549664">
                <text:p>2259.8070954966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265.39570346751">
                <text:p>3265.39570346751</text:p>
              </table:table-cell>
              <table:table-cell office:value-type="float" office:value="8">
                <text:p>8</text:p>
              </table:table-cell>
              <table:table-cell office:value-type="float" office:value="2944.51479324496">
                <text:p>2944.5147932449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3522.56496780733">
                <text:p>3522.56496780733</text:p>
              </table:table-cell>
              <table:table-cell office:value-type="float" office:value="16">
                <text:p>16</text:p>
              </table:table-cell>
              <table:table-cell office:value-type="float" office:value="3629.22249099328">
                <text:p>3629.22249099328</text:p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32">
                <text:p>32</text:p>
              </table:table-cell>
              <table:table-cell office:value-type="float" office:value="4313.9301887416">
                <text:p>4313.93018874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 chart:regression-type="logarithmic">
        <chart:symbol-image xlink:href="Pictures/2000000D000000DD000000DD0BCC5D00.svm" xlink:type="simple" xlink:actuate="onLoad"/>
      </style:chart-properties>
    </style:style>
    <style:style style:name="ch4" style:family="chart" style:data-style-name="N0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style:rotation-angle="90"/>
      <style:text-properties fo:font-size="9pt" style:font-size-asian="9pt" style:font-size-complex="9pt"/>
    </style:style>
    <style:style style:name="ch9" style:family="chart" style:data-style-name="N0">
      <style:chart-properties chart:symbol-type="named-symbol" chart:symbol-name="square" chart:symbol-width="0.05cm" chart:symbol-height="0.05cm" chart:regression-type="logarithmic">
        <chart:symbol-image xlink:href="Pictures/2000000D000000DD000000DD0BCC5D00.svm" xlink:type="simple" xlink:actuate="onLoad"/>
      </style:chart-properties>
      <style:graphic-properties draw:stroke="none" svg:stroke-width="0.08cm" svg:stroke-color="#004586" draw:fill-color="#004586"/>
      <style:text-properties fo:font-size="10pt" style:font-size-asian="10pt" style:font-size-complex="10pt"/>
    </style:style>
    <style:style style:name="ch10" style:family="chart">
      <style:graphic-properties svg:stroke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10.421cm" svg:y="0.491cm" chart:style-name="ch2">
          <text:p>Worker Rate vs. Work</text:p>
        </chart:title>
        <chart:plot-area chart:style-name="ch3" table:cell-range-address="exp_1.D20:exp_1.D37 exp_1.I20:exp_1.I37" svg:x="1.519cm" svg:y="2.361cm" svg:width="22.866cm" svg:height="14.084cm">
          <chartooo:coordinate-region svg:x="2.511cm" svg:y="2.56cm" svg:width="21.502cm" svg:height="13.238cm"/>
          <chart:axis chart:dimension="x" chart:name="primary-x" chart:style-name="ch4">
            <chart:title svg:x="12.551cm" svg:y="16.8cm" chart:style-name="ch5">
              <text:p>work</text:p>
            </chart:title>
            <chart:grid chart:style-name="ch6" chart:class="minor"/>
          </chart:axis>
          <chart:axis chart:dimension="y" chart:name="primary-y" chart:style-name="ch7">
            <chart:title svg:x="0.715cm" svg:y="12.343cm" chart:style-name="ch8">
              <text:p>worker rate (pkts / sec)</text:p>
            </chart:title>
            <chart:grid chart:style-name="ch6" chart:class="major"/>
          </chart:axis>
          <chart:series chart:style-name="ch9" chart:values-cell-range-address="exp_1.I20:exp_1.I37" chart:class="chart:scatter">
            <chart:domain table:cell-range-address="exp_1.D20:exp_1.D37"/>
            <chart:regression-curve chart:style-name="ch10"/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  <table:table-cell office:value-type="string">
                <text:p>Column I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5">
                <text:p>25</text:p>
                <draw:g>
                  <svg:desc>exp_1.D20:exp_1.D37</svg:desc>
                </draw:g>
              </table:table-cell>
              <table:table-cell office:value-type="float" office:value="3825.10992856298">
                <text:p>3825.10992856298</text:p>
                <draw:g>
                  <svg:desc>exp_1.I20:exp_1.I3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0">
                <text:p>50</text:p>
              </table:table-cell>
              <table:table-cell office:value-type="float" office:value="3080.18252565483">
                <text:p>3080.1825256548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0">
                <text:p>100</text:p>
              </table:table-cell>
              <table:table-cell office:value-type="float" office:value="2277.95720989655">
                <text:p>2277.9572098965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0">
                <text:p>200</text:p>
              </table:table-cell>
              <table:table-cell office:value-type="float" office:value="1510.67008398491">
                <text:p>1510.6700839849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00">
                <text:p>400</text:p>
              </table:table-cell>
              <table:table-cell office:value-type="float" office:value="901.934059891828">
                <text:p>901.93405989182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800">
                <text:p>800</text:p>
              </table:table-cell>
              <table:table-cell office:value-type="float" office:value="483.004666288941">
                <text:p>483.0046662889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">
                <text:p>25</text:p>
              </table:table-cell>
              <table:table-cell office:value-type="float" office:value="3786.59284367943">
                <text:p>3786.592843679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0">
                <text:p>50</text:p>
              </table:table-cell>
              <table:table-cell office:value-type="float" office:value="3005.60017415182">
                <text:p>3005.600174151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0">
                <text:p>100</text:p>
              </table:table-cell>
              <table:table-cell office:value-type="float" office:value="2227.8408751774">
                <text:p>2227.840875177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0">
                <text:p>200</text:p>
              </table:table-cell>
              <table:table-cell office:value-type="float" office:value="1499.05642547393">
                <text:p>1499.0564254739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00">
                <text:p>400</text:p>
              </table:table-cell>
              <table:table-cell office:value-type="float" office:value="946.931545506584">
                <text:p>946.93154550658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800">
                <text:p>800</text:p>
              </table:table-cell>
              <table:table-cell office:value-type="float" office:value="482.031849026816">
                <text:p>482.0318490268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5">
                <text:p>25</text:p>
              </table:table-cell>
              <table:table-cell office:value-type="float" office:value="3680.08207628014">
                <text:p>3680.0820762801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0">
                <text:p>50</text:p>
              </table:table-cell>
              <table:table-cell office:value-type="float" office:value="3064.19972385418">
                <text:p>3064.1997238541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00">
                <text:p>100</text:p>
              </table:table-cell>
              <table:table-cell office:value-type="float" office:value="2219.14741023196">
                <text:p>2219.1474102319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0">
                <text:p>200</text:p>
              </table:table-cell>
              <table:table-cell office:value-type="float" office:value="1470.95342959899">
                <text:p>1470.953429598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00">
                <text:p>400</text:p>
              </table:table-cell>
              <table:table-cell office:value-type="float" office:value="856.472982253833">
                <text:p>856.47298225383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800">
                <text:p>800</text:p>
              </table:table-cell>
              <table:table-cell office:value-type="float" office:value="485.225616160369">
                <text:p>485.22561616036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origin="0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 style:data-style-name="N0">
      <style:chart-properties chart:symbol-type="named-symbol" chart:symbol-name="square" chart:symbol-width="0cm" chart:symbol-height="0cm">
        <chart:symbol-image/>
      </style:chart-properties>
      <style:graphic-properties draw:stroke="dash" draw:stroke-dash="Ultrafine_20_Dashed" svg:stroke-color="#7e0021" draw:fill-color="#7e0021"/>
      <style:text-properties fo:font-size="10pt" style:font-size-asian="10pt" style:font-size-complex="10pt"/>
    </style:style>
    <style:style style:name="ch15" style:family="chart" style:data-style-name="N0">
      <style:chart-properties chart:symbol-type="named-symbol" chart:symbol-name="square" chart:symbol-width="0cm" chart:symbol-height="0cm">
        <chart:symbol-image/>
      </style:chart-properties>
      <style:graphic-properties draw:stroke="dash" draw:stroke-dash="Ultrafine_20_Dashed" svg:stroke-color="#83caff" draw:fill-color="#83caff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8.965cm" svg:y="0.491cm" chart:style-name="ch2">
          <text:p>Speedup (Uniform) vs. Source Count</text:p>
        </chart:title>
        <chart:legend chart:legend-position="end" svg:x="21.458cm" svg:y="7.346cm" style:legend-expansion="high" chart:style-name="ch3"/>
        <chart:plot-area chart:style-name="ch4" table:cell-range-address="exp_4.C26:exp_4.C31 exp_4.D26:exp_4.D26 exp_4.H26:exp_4.H49 exp_4.D32:exp_4.D32 exp_4.D38:exp_4.D38 exp_4.D44:exp_4.D44 exp_4.M26:exp_4.M26 exp_4.L26:exp_4.L31 exp_4.M44:exp_4.M44 exp_4.L44:exp_4.L49" chart:data-source-has-labels="row" svg:x="1.519cm" svg:y="2.361cm" svg:width="18.923cm" svg:height="14.084cm">
          <chartooo:coordinate-region svg:x="2.14cm" svg:y="2.561cm" svg:width="18.302cm" svg:height="13.237cm"/>
          <chart:axis chart:dimension="x" chart:name="primary-x" chart:style-name="ch5">
            <chart:title svg:x="9.759cm" svg:y="16.8cm" chart:style-name="ch6">
              <text:p>source count (n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95cm" chart:style-name="ch9">
              <text:p>speedup</text:p>
            </chart:title>
            <chart:grid chart:style-name="ch7" chart:class="major"/>
          </chart:axis>
          <chart:series chart:style-name="ch10" chart:values-cell-range-address="exp_4.H26:exp_4.H31" chart:label-cell-address="exp_4.D26:exp_4.D26" chart:class="chart:scatter">
            <chart:domain table:cell-range-address="exp_4.C26:exp_4.C31"/>
            <chart:data-point chart:repeated="6"/>
          </chart:series>
          <chart:series chart:style-name="ch11" chart:values-cell-range-address="exp_4.H32:exp_4.H37" chart:label-cell-address="exp_4.D32:exp_4.D32" chart:class="chart:scatter">
            <chart:domain table:cell-range-address="exp_4.C32:exp_4.C37"/>
            <chart:data-point chart:repeated="6"/>
          </chart:series>
          <chart:series chart:style-name="ch12" chart:values-cell-range-address="exp_4.H38:exp_4.H43" chart:label-cell-address="exp_4.D38:exp_4.D38" chart:class="chart:scatter">
            <chart:domain table:cell-range-address="exp_4.C38:exp_4.C43"/>
            <chart:data-point chart:repeated="6"/>
          </chart:series>
          <chart:series chart:style-name="ch13" chart:values-cell-range-address="exp_4.H44:exp_4.H49" chart:label-cell-address="exp_4.D44:exp_4.D44" chart:class="chart:scatter">
            <chart:domain table:cell-range-address="exp_4.C44:exp_4.C49"/>
            <chart:data-point chart:repeated="6"/>
          </chart:series>
          <chart:series chart:style-name="ch14" chart:values-cell-range-address="exp_4.L26:exp_4.L31" chart:label-cell-address="exp_4.M26:exp_4.M26" chart:class="chart:scatter">
            <chart:data-point chart:repeated="6"/>
          </chart:series>
          <chart:series chart:style-name="ch15" chart:values-cell-range-address="exp_4.L44:exp_4.L49" chart:label-cell-address="exp_4.M44:exp_4.M44" chart:class="chart:scatter">
            <chart:domain table:cell-range-address="exp_4.C44:exp_4.C49"/>
            <chart:data-point chart:repeated="6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exp_4.D26:exp_4.D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00</text:p>
                <draw:g>
                  <svg:desc>exp_4.D32:exp_4.D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000</text:p>
                <draw:g>
                  <svg:desc>exp_4.D38:exp_4.D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000</text:p>
                <draw:g>
                  <svg:desc>exp_4.D44:exp_4.D44</svg:desc>
                </draw:g>
              </table:table-cell>
              <table:table-cell office:value-type="string">
                <text:p>1000 PRED</text:p>
                <draw:g>
                  <svg:desc>exp_4.M26:exp_4.M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000 PRED</text:p>
                <draw:g>
                  <svg:desc>exp_4.M44:exp_4.M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4.C26:exp_4.C31</svg:desc>
                </draw:g>
              </table:table-cell>
              <table:table-cell office:value-type="float" office:value="0.770013709502">
                <text:p>0.770013709502</text:p>
                <draw:g>
                  <svg:desc>exp_4.H26:exp_4.H31</svg:desc>
                </draw:g>
              </table:table-cell>
              <table:table-cell office:value-type="float" office:value="1">
                <text:p>1</text:p>
                <draw:g>
                  <svg:desc>exp_4.C32:exp_4.C37</svg:desc>
                </draw:g>
              </table:table-cell>
              <table:table-cell office:value-type="float" office:value="0.865555006342">
                <text:p>0.865555006342</text:p>
                <draw:g>
                  <svg:desc>exp_4.H32:exp_4.H37</svg:desc>
                </draw:g>
              </table:table-cell>
              <table:table-cell office:value-type="float" office:value="1">
                <text:p>1</text:p>
                <draw:g>
                  <svg:desc>exp_4.C38:exp_4.C43</svg:desc>
                </draw:g>
              </table:table-cell>
              <table:table-cell office:value-type="float" office:value="0.916881953487">
                <text:p>0.916881953487</text:p>
                <draw:g>
                  <svg:desc>exp_4.H38:exp_4.H43</svg:desc>
                </draw:g>
              </table:table-cell>
              <table:table-cell office:value-type="float" office:value="1">
                <text:p>1</text:p>
                <draw:g>
                  <svg:desc>exp_4.C44:exp_4.C49</svg:desc>
                </draw:g>
              </table:table-cell>
              <table:table-cell office:value-type="float" office:value="0.953734789805">
                <text:p>0.953734789805</text:p>
                <draw:g>
                  <svg:desc>exp_4.H44:exp_4.H49</svg:desc>
                </draw:g>
              </table:table-cell>
              <table:table-cell office:value-type="float" office:value="0.340633232767107">
                <text:p>0.340633232767107</text:p>
                <draw:g>
                  <svg:desc>exp_4.L26:exp_4.L31</svg:desc>
                </draw:g>
              </table:table-cell>
              <table:table-cell office:value-type="float" office:value="1">
                <text:p>1</text:p>
                <draw:g>
                  <svg:desc>exp_4.C44:exp_4.C49</svg:desc>
                </draw:g>
              </table:table-cell>
              <table:table-cell office:value-type="float" office:value="2.55271830319173">
                <text:p>2.55271830319173</text:p>
                <draw:g>
                  <svg:desc>exp_4.L44:exp_4.L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49067258376">
                <text:p>1.49067258376</text:p>
              </table:table-cell>
              <table:table-cell office:value-type="float" office:value="2">
                <text:p>2</text:p>
              </table:table-cell>
              <table:table-cell office:value-type="float" office:value="1.67278672035">
                <text:p>1.67278672035</text:p>
              </table:table-cell>
              <table:table-cell office:value-type="float" office:value="2">
                <text:p>2</text:p>
              </table:table-cell>
              <table:table-cell office:value-type="float" office:value="1.80148676136">
                <text:p>1.80148676136</text:p>
              </table:table-cell>
              <table:table-cell office:value-type="float" office:value="2">
                <text:p>2</text:p>
              </table:table-cell>
              <table:table-cell office:value-type="float" office:value="1.87142021854">
                <text:p>1.87142021854</text:p>
              </table:table-cell>
              <table:table-cell office:value-type="float" office:value="0.37161210386897">
                <text:p>0.37161210386897</text:p>
              </table:table-cell>
              <table:table-cell office:value-type="float" office:value="2">
                <text:p>2</text:p>
              </table:table-cell>
              <table:table-cell office:value-type="float" office:value="2.85402319448941">
                <text:p>2.8540231944894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85553326755">
                <text:p>2.85553326755</text:p>
              </table:table-cell>
              <table:table-cell office:value-type="float" office:value="4">
                <text:p>4</text:p>
              </table:table-cell>
              <table:table-cell office:value-type="float" office:value="3.16415246704">
                <text:p>3.16415246704</text:p>
              </table:table-cell>
              <table:table-cell office:value-type="float" office:value="4">
                <text:p>4</text:p>
              </table:table-cell>
              <table:table-cell office:value-type="float" office:value="3.38391469117">
                <text:p>3.38391469117</text:p>
              </table:table-cell>
              <table:table-cell office:value-type="float" office:value="4">
                <text:p>4</text:p>
              </table:table-cell>
              <table:table-cell office:value-type="float" office:value="3.50082368135">
                <text:p>3.50082368135</text:p>
              </table:table-cell>
              <table:table-cell office:value-type="float" office:value="0.514865011229774">
                <text:p>0.514865011229774</text:p>
              </table:table-cell>
              <table:table-cell office:value-type="float" office:value="4">
                <text:p>4</text:p>
              </table:table-cell>
              <table:table-cell office:value-type="float" office:value="3.98276113599953">
                <text:p>3.9827611359995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5.5729380439">
                <text:p>5.5729380439</text:p>
              </table:table-cell>
              <table:table-cell office:value-type="float" office:value="8">
                <text:p>8</text:p>
              </table:table-cell>
              <table:table-cell office:value-type="float" office:value="6.19424735955">
                <text:p>6.19424735955</text:p>
              </table:table-cell>
              <table:table-cell office:value-type="float" office:value="8">
                <text:p>8</text:p>
              </table:table-cell>
              <table:table-cell office:value-type="float" office:value="6.63813934673">
                <text:p>6.63813934673</text:p>
              </table:table-cell>
              <table:table-cell office:value-type="float" office:value="8">
                <text:p>8</text:p>
              </table:table-cell>
              <table:table-cell office:value-type="float" office:value="6.86368116025">
                <text:p>6.86368116025</text:p>
              </table:table-cell>
              <table:table-cell office:value-type="float" office:value="0.788547173791305">
                <text:p>0.788547173791305</text:p>
              </table:table-cell>
              <table:table-cell office:value-type="float" office:value="8">
                <text:p>8</text:p>
              </table:table-cell>
              <table:table-cell office:value-type="float" office:value="6.06285147568449">
                <text:p>6.0628514756844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7.92755380065">
                <text:p>7.92755380065</text:p>
              </table:table-cell>
              <table:table-cell office:value-type="float" office:value="16">
                <text:p>16</text:p>
              </table:table-cell>
              <table:table-cell office:value-type="float" office:value="9.32389924609">
                <text:p>9.32389924609</text:p>
              </table:table-cell>
              <table:table-cell office:value-type="float" office:value="16">
                <text:p>16</text:p>
              </table:table-cell>
              <table:table-cell office:value-type="float" office:value="10.599074269">
                <text:p>10.599074269</text:p>
              </table:table-cell>
              <table:table-cell office:value-type="float" office:value="16">
                <text:p>16</text:p>
              </table:table-cell>
              <table:table-cell office:value-type="float" office:value="11.1273607942">
                <text:p>11.1273607942</text:p>
              </table:table-cell>
              <table:table-cell office:value-type="float" office:value="1.27867118588531">
                <text:p>1.27867118588531</text:p>
              </table:table-cell>
              <table:table-cell office:value-type="float" office:value="16">
                <text:p>16</text:p>
              </table:table-cell>
              <table:table-cell office:value-type="float" office:value="9.88536006900505">
                <text:p>9.8853600690050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9.05687765692">
                <text:p>9.05687765692</text:p>
              </table:table-cell>
              <table:table-cell office:value-type="float" office:value="32">
                <text:p>32</text:p>
              </table:table-cell>
              <table:table-cell office:value-type="float" office:value="11.2543930842">
                <text:p>11.2543930842</text:p>
              </table:table-cell>
              <table:table-cell office:value-type="float" office:value="32">
                <text:p>32</text:p>
              </table:table-cell>
              <table:table-cell office:value-type="float" office:value="12.3881380196">
                <text:p>12.3881380196</text:p>
              </table:table-cell>
              <table:table-cell office:value-type="float" office:value="32">
                <text:p>32</text:p>
              </table:table-cell>
              <table:table-cell office:value-type="float" office:value="12.672032504">
                <text:p>12.672032504</text:p>
              </table:table-cell>
              <table:table-cell office:value-type="float" office:value="2.15114696932706">
                <text:p>2.15114696932706</text:p>
              </table:table-cell>
              <table:table-cell office:value-type="float" office:value="32">
                <text:p>32</text:p>
              </table:table-cell>
              <table:table-cell office:value-type="float" office:value="16.5710765033157">
                <text:p>16.5710765033157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gradient draw:name="Gradient_20_8" draw:display-name="Gradient 8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</office:styles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5" style:family="chart" style:data-style-name="N0">
      <style:chart-properties chart:display-label="true" chart:logarithmic="true" chart:minimum="1" chart:maximum="32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display-label="true" chart:logarithmic="false" chart:maximum="14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square" chart:symbol-width="0.1cm" chart:symbol-height="0.1cm">
        <chart:symbol-image xlink:href="Pictures/2000000D000000DD000000DD0BCC5D00.svm" xlink:type="simple" xlink:actuate="onLoad"/>
      </style:chart-properties>
      <style:graphic-properties svg:stroke-color="#004586" draw:fill-color="#004586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1cm" chart:symbol-height="0.1cm">
        <chart:symbol-image xlink:href="Pictures/2000000D000000DF000000DF9D049252.svm" xlink:type="simple" xlink:actuate="onLoad"/>
      </style:chart-properties>
      <style:graphic-properties svg:stroke-color="#ff420e" draw:fill-color="#ff420e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square" chart:symbol-width="0.1cm" chart:symbol-height="0.1cm">
        <chart:symbol-image xlink:href="Pictures/2000000D000000DF000000DF1D5E7D36.svm" xlink:type="simple" xlink:actuate="onLoad"/>
      </style:chart-properties>
      <style:graphic-properties svg:stroke-color="#ffd320" draw:fill-color="#ffd320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square" chart:symbol-width="0.1cm" chart:symbol-height="0.1cm">
        <chart:symbol-image xlink:href="Pictures/2000000D000000DF000000DFD0C020AA.svm" xlink:type="simple" xlink:actuate="onLoad"/>
      </style:chart-properties>
      <style:graphic-properties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25.401cm" svg:height="17.781cm" xlink:href=".." xlink:type="simple" chart:class="chart:scatter" chart:style-name="ch1">
        <chart:title svg:x="8.595cm" svg:y="0.491cm" chart:style-name="ch2">
          <text:p>Speedup (Exponential) vs. Source Count</text:p>
        </chart:title>
        <chart:legend chart:legend-position="end" svg:x="23.316cm" svg:y="7.844cm" style:legend-expansion="high" chart:style-name="ch3"/>
        <chart:plot-area chart:style-name="ch4" table:cell-range-address="exp_5.C26:exp_5.C31 exp_5.D26:exp_5.D26 exp_5.H26:exp_5.H49 exp_5.D32:exp_5.D32 exp_5.D38:exp_5.D38 exp_5.D44:exp_5.D44" chart:data-source-has-labels="row" svg:x="1.519cm" svg:y="2.361cm" svg:width="20.781cm" svg:height="14.084cm">
          <chartooo:coordinate-region svg:x="2.14cm" svg:y="2.561cm" svg:width="20.16cm" svg:height="13.237cm"/>
          <chart:axis chart:dimension="x" chart:name="primary-x" chart:style-name="ch5">
            <chart:title svg:x="10.688cm" svg:y="16.8cm" chart:style-name="ch6">
              <text:p>source count (n)</text:p>
            </chart:title>
            <chart:grid chart:style-name="ch7" chart:class="major"/>
            <chart:grid chart:style-name="ch7" chart:class="minor"/>
          </chart:axis>
          <chart:axis chart:dimension="y" chart:name="primary-y" chart:style-name="ch8">
            <chart:title svg:x="0.451cm" svg:y="10.095cm" chart:style-name="ch9">
              <text:p>speedup</text:p>
            </chart:title>
            <chart:grid chart:style-name="ch7" chart:class="major"/>
          </chart:axis>
          <chart:series chart:style-name="ch10" chart:values-cell-range-address="exp_5.H26:exp_5.H31" chart:label-cell-address="exp_5.D26:exp_5.D26" chart:class="chart:scatter">
            <chart:domain table:cell-range-address="exp_5.C26:exp_5.C31"/>
            <chart:data-point chart:repeated="6"/>
          </chart:series>
          <chart:series chart:style-name="ch11" chart:values-cell-range-address="exp_5.H32:exp_5.H37" chart:label-cell-address="exp_5.D32:exp_5.D32" chart:class="chart:scatter">
            <chart:domain table:cell-range-address="exp_5.C32:exp_5.C37"/>
            <chart:data-point chart:repeated="6"/>
          </chart:series>
          <chart:series chart:style-name="ch12" chart:values-cell-range-address="exp_5.H38:exp_5.H43" chart:label-cell-address="exp_5.D38:exp_5.D38" chart:class="chart:scatter">
            <chart:domain table:cell-range-address="exp_5.C38:exp_5.C43"/>
            <chart:data-point chart:repeated="6"/>
          </chart:series>
          <chart:series chart:style-name="ch13" chart:values-cell-range-address="exp_5.H44:exp_5.H49" chart:label-cell-address="exp_5.D44:exp_5.D44" chart:class="chart:scatter">
            <chart:domain table:cell-range-address="exp_5.C44:exp_5.C49"/>
            <chart:data-point chart:repeated="6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1000</text:p>
                <draw:g>
                  <svg:desc>exp_5.D26:exp_5.D26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2000</text:p>
                <draw:g>
                  <svg:desc>exp_5.D32:exp_5.D32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4000</text:p>
                <draw:g>
                  <svg:desc>exp_5.D38:exp_5.D38</svg:desc>
                </draw:g>
              </table:table-cell>
              <table:table-cell office:value-type="string">
                <text:p>Column C</text:p>
              </table:table-cell>
              <table:table-cell office:value-type="string">
                <text:p>8000</text:p>
                <draw:g>
                  <svg:desc>exp_5.D44:exp_5.D44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exp_5.C26:exp_5.C31</svg:desc>
                </draw:g>
              </table:table-cell>
              <table:table-cell office:value-type="float" office:value="0.775375939257">
                <text:p>0.775375939257</text:p>
                <draw:g>
                  <svg:desc>exp_5.H26:exp_5.H31</svg:desc>
                </draw:g>
              </table:table-cell>
              <table:table-cell office:value-type="float" office:value="1">
                <text:p>1</text:p>
                <draw:g>
                  <svg:desc>exp_5.C32:exp_5.C37</svg:desc>
                </draw:g>
              </table:table-cell>
              <table:table-cell office:value-type="float" office:value="0.841389377995">
                <text:p>0.841389377995</text:p>
                <draw:g>
                  <svg:desc>exp_5.H32:exp_5.H37</svg:desc>
                </draw:g>
              </table:table-cell>
              <table:table-cell office:value-type="float" office:value="1">
                <text:p>1</text:p>
                <draw:g>
                  <svg:desc>exp_5.C38:exp_5.C43</svg:desc>
                </draw:g>
              </table:table-cell>
              <table:table-cell office:value-type="float" office:value="0.918654055303">
                <text:p>0.918654055303</text:p>
                <draw:g>
                  <svg:desc>exp_5.H38:exp_5.H43</svg:desc>
                </draw:g>
              </table:table-cell>
              <table:table-cell office:value-type="float" office:value="1">
                <text:p>1</text:p>
                <draw:g>
                  <svg:desc>exp_5.C44:exp_5.C49</svg:desc>
                </draw:g>
              </table:table-cell>
              <table:table-cell office:value-type="float" office:value="0.949130235343">
                <text:p>0.949130235343</text:p>
                <draw:g>
                  <svg:desc>exp_5.H44:exp_5.H4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  <table:table-cell office:value-type="float" office:value="1.38624759338">
                <text:p>1.38624759338</text:p>
              </table:table-cell>
              <table:table-cell office:value-type="float" office:value="2">
                <text:p>2</text:p>
              </table:table-cell>
              <table:table-cell office:value-type="float" office:value="1.49869233568">
                <text:p>1.49869233568</text:p>
              </table:table-cell>
              <table:table-cell office:value-type="float" office:value="2">
                <text:p>2</text:p>
              </table:table-cell>
              <table:table-cell office:value-type="float" office:value="1.6006721483">
                <text:p>1.6006721483</text:p>
              </table:table-cell>
              <table:table-cell office:value-type="float" office:value="2">
                <text:p>2</text:p>
              </table:table-cell>
              <table:table-cell office:value-type="float" office:value="1.65436399027">
                <text:p>1.654363990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">
                <text:p>4</text:p>
              </table:table-cell>
              <table:table-cell office:value-type="float" office:value="2.2298368528">
                <text:p>2.2298368528</text:p>
              </table:table-cell>
              <table:table-cell office:value-type="float" office:value="4">
                <text:p>4</text:p>
              </table:table-cell>
              <table:table-cell office:value-type="float" office:value="2.37905555791">
                <text:p>2.37905555791</text:p>
              </table:table-cell>
              <table:table-cell office:value-type="float" office:value="4">
                <text:p>4</text:p>
              </table:table-cell>
              <table:table-cell office:value-type="float" office:value="2.44949642498">
                <text:p>2.44949642498</text:p>
              </table:table-cell>
              <table:table-cell office:value-type="float" office:value="4">
                <text:p>4</text:p>
              </table:table-cell>
              <table:table-cell office:value-type="float" office:value="2.5085983732">
                <text:p>2.50859837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  <table:table-cell office:value-type="float" office:value="3.46037479287">
                <text:p>3.46037479287</text:p>
              </table:table-cell>
              <table:table-cell office:value-type="float" office:value="8">
                <text:p>8</text:p>
              </table:table-cell>
              <table:table-cell office:value-type="float" office:value="3.57825654047">
                <text:p>3.57825654047</text:p>
              </table:table-cell>
              <table:table-cell office:value-type="float" office:value="8">
                <text:p>8</text:p>
              </table:table-cell>
              <table:table-cell office:value-type="float" office:value="3.66740802718">
                <text:p>3.66740802718</text:p>
              </table:table-cell>
              <table:table-cell office:value-type="float" office:value="8">
                <text:p>8</text:p>
              </table:table-cell>
              <table:table-cell office:value-type="float" office:value="3.71999496538">
                <text:p>3.7199949653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">
                <text:p>16</text:p>
              </table:table-cell>
              <table:table-cell office:value-type="float" office:value="6.57076593289">
                <text:p>6.57076593289</text:p>
              </table:table-cell>
              <table:table-cell office:value-type="float" office:value="16">
                <text:p>16</text:p>
              </table:table-cell>
              <table:table-cell office:value-type="float" office:value="7.12475719582">
                <text:p>7.12475719582</text:p>
              </table:table-cell>
              <table:table-cell office:value-type="float" office:value="16">
                <text:p>16</text:p>
              </table:table-cell>
              <table:table-cell office:value-type="float" office:value="7.33169968059">
                <text:p>7.33169968059</text:p>
              </table:table-cell>
              <table:table-cell office:value-type="float" office:value="16">
                <text:p>16</text:p>
              </table:table-cell>
              <table:table-cell office:value-type="float" office:value="7.46767592243">
                <text:p>7.4676759224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2">
                <text:p>32</text:p>
              </table:table-cell>
              <table:table-cell office:value-type="float" office:value="6.43924507116">
                <text:p>6.43924507116</text:p>
              </table:table-cell>
              <table:table-cell office:value-type="float" office:value="32">
                <text:p>32</text:p>
              </table:table-cell>
              <table:table-cell office:value-type="float" office:value="6.75687707437">
                <text:p>6.75687707437</text:p>
              </table:table-cell>
              <table:table-cell office:value-type="float" office:value="32">
                <text:p>32</text:p>
              </table:table-cell>
              <table:table-cell office:value-type="float" office:value="6.48680410608">
                <text:p>6.48680410608</text:p>
              </table:table-cell>
              <table:table-cell office:value-type="float" office:value="32">
                <text:p>32</text:p>
              </table:table-cell>
              <table:table-cell office:value-type="float" office:value="6.71545312334">
                <text:p>6.7154531233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